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ccffff" fo:padding="0.071cm"/>
    </style:style>
    <style:style style:name="ce8" style:family="table-cell" style:parent-style-name="Default" style:data-style-name="N0">
      <style:table-cell-properties fo:padding="0.071cm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e6e6e6" fo:padding="0.071cm"/>
    </style:style>
    <style:style style:name="ce14" style:family="table-cell" style:parent-style-name="Default" style:data-style-name="N113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ce4"/>
        <table:table-column table:style-name="co7" table:number-columns-repeated="6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4" table:default-cell-style-name="ce4"/>
        <table:table-column table:style-name="co10" table:default-cell-style-name="ce4"/>
        <table:table-column table:style-name="co7" table:number-columns-repeated="237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table:number-columns-spanned="7" table:number-rows-spanned="1">
            <text:p>SALIDA DEL script</text:p>
          </table:table-cell>
          <table:covered-table-cell table:number-columns-repeated="6" table:style-name="ce1"/>
          <table:table-cell/>
          <table:table-cell table:style-name="ce5" office:value-type="string" table:number-columns-spanned="2" table:number-rows-spanned="1">
            <text:p>Algoritmo AG g</text:p>
          </table:table-cell>
          <table:covered-table-cell table:style-name="ce5"/>
          <table:table-cell table:style-name="ce5" office:value-type="string" table:number-columns-spanned="2" table:number-rows-spanned="1">
            <text:p>Algoritmo AG e</text:p>
          </table:table-cell>
          <table:covered-table-cell table:style-name="ce5"/>
          <table:table-cell/>
          <table:table-cell table:style-name="ce10"/>
          <table:table-cell table:style-name="ce12" office:value-type="string" table:number-columns-spanned="2" table:number-rows-spanned="1">
            <text:p>Algoritmo AG g</text:p>
          </table:table-cell>
          <table:covered-table-cell table:style-name="ce12"/>
          <table:table-cell table:style-name="ce12" office:value-type="string" table:number-columns-spanned="2" table:number-rows-spanned="1">
            <text:p>Algoritmo AG e</text:p>
          </table:table-cell>
          <table:covered-table-cell table:style-name="ce12"/>
          <table:table-cell table:number-columns-repeated="1006"/>
        </table:table-row>
        <table:table-row table:style-name="ro1">
          <table:table-cell table:style-name="ce2" office:value-type="string">
            <text:p>Ficher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ValorAGg</text:p>
          </table:table-cell>
          <table:table-cell table:style-name="ce2" office:value-type="string">
            <text:p>TiempoAGg</text:p>
          </table:table-cell>
          <table:table-cell table:style-name="ce2" office:value-type="string">
            <text:p>ValorAGe</text:p>
          </table:table-cell>
          <table:table-cell table:style-name="ce2" office:value-type="string">
            <text:p>TiempoAGe</text:p>
          </table:table-cell>
          <table:table-cell table:style-name="ce2" office:value-type="string">
            <text:p>MejorValor</text:p>
          </table:table-cell>
          <table:table-cell/>
          <table:table-cell table:style-name="ce6" office:value-type="string">
            <text:p>Desv</text:p>
          </table:table-cell>
          <table:table-cell table:style-name="ce6" office:value-type="string">
            <text:p>Tiempo</text:p>
          </table:table-cell>
          <table:table-cell table:style-name="ce6" office:value-type="string">
            <text:p>Desv</text:p>
          </table:table-cell>
          <table:table-cell table:style-name="ce6" office:value-type="string">
            <text:p>Tiempo</text:p>
          </table:table-cell>
          <table:table-cell/>
          <table:table-cell table:style-name="ce11" office:value-type="string">
            <text:p>Fichero</text:p>
          </table:table-cell>
          <table:table-cell table:style-name="ce11" office:value-type="string">
            <text:p>Desv</text:p>
          </table:table-cell>
          <table:table-cell table:style-name="ce11" office:value-type="string">
            <text:p>Tiempo</text:p>
          </table:table-cell>
          <table:table-cell table:style-name="ce11" office:value-type="string">
            <text:p>Desv</text:p>
          </table:table-cell>
          <table:table-cell table:style-name="ce11" office:value-type="string">
            <text:p>Tiempo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1155.02">
            <text:p>1155,02</text:p>
          </table:table-cell>
          <table:table-cell table:style-name="ce3" office:value-type="float" office:value="49.173491758">
            <text:p>49,173491758</text:p>
          </table:table-cell>
          <table:table-cell table:style-name="ce3" office:value-type="float" office:value="3944.76">
            <text:p>3944,76</text:p>
          </table:table-cell>
          <table:table-cell table:style-name="ce3" office:value-type="float" office:value="43.069397582">
            <text:p>43,069397582</text:p>
          </table:table-cell>
          <table:table-cell table:style-name="ce3" office:value-type="float" office:value="1005">
            <text:p>1005</text:p>
          </table:table-cell>
          <table:table-cell/>
          <table:table-cell table:style-name="ce7" table:formula="of:=100*([.C3]-[.G3])/[.G3]" office:value-type="float" office:value="14.9273631840796">
            <text:p>14,9273631841</text:p>
          </table:table-cell>
          <table:table-cell table:style-name="ce7" table:formula="of:=[.D3]" office:value-type="float" office:value="49.173491758">
            <text:p>49,173491758</text:p>
          </table:table-cell>
          <table:table-cell table:style-name="ce6" table:formula="of:=100*(([.E3]-[.G3])/[.G3])" office:value-type="float" office:value="292.513432835821">
            <text:p>292,5134328358</text:p>
          </table:table-cell>
          <table:table-cell table:style-name="ce7" table:formula="of:=[.F3]" office:value-type="float" office:value="43.069397582">
            <text:p>43,069397582</text:p>
          </table:table-cell>
          <table:table-cell/>
          <table:table-cell table:style-name="ce10" table:formula="of:=[.A3]" office:value-type="string" office:string-value="phub_100_10_10,txt">
            <text:p>phub_100_10_10,txt</text:p>
          </table:table-cell>
          <table:table-cell table:style-name="ce13" table:formula="of:=AVERAGE([.I3:.I5])" office:value-type="float" office:value="22.7439469320066">
            <text:p>22,74</text:p>
          </table:table-cell>
          <table:table-cell table:style-name="ce14" table:formula="of:=AVERAGE([.J3:.J5])" office:value-type="float" office:value="48.9614437733333">
            <text:p>48,961</text:p>
          </table:table-cell>
          <table:table-cell table:style-name="ce13" table:formula="of:=AVERAGE([.K3:.K5])" office:value-type="float" office:value="256.451077943615">
            <text:p>256,45</text:p>
          </table:table-cell>
          <table:table-cell table:style-name="ce14" table:formula="of:=AVERAGE([.L3:.L5])" office:value-type="float" office:value="42.959692828">
            <text:p>42,96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1271.19">
            <text:p>1271,19</text:p>
          </table:table-cell>
          <table:table-cell table:style-name="ce3" office:value-type="float" office:value="49.022010834">
            <text:p>49,022010834</text:p>
          </table:table-cell>
          <table:table-cell table:style-name="ce3" office:value-type="float" office:value="4081.02">
            <text:p>4081,02</text:p>
          </table:table-cell>
          <table:table-cell table:style-name="ce3" office:value-type="float" office:value="42.967723625">
            <text:p>42,967723625</text:p>
          </table:table-cell>
          <table:table-cell table:style-name="ce3" office:value-type="float" office:value="1005">
            <text:p>1005</text:p>
          </table:table-cell>
          <table:table-cell/>
          <table:table-cell table:style-name="ce7" table:formula="of:=100*([.C4]-[.G4])/[.G4]" office:value-type="float" office:value="26.4865671641791">
            <text:p>26,4865671642</text:p>
          </table:table-cell>
          <table:table-cell table:style-name="ce7" table:formula="of:=[.D4]" office:value-type="float" office:value="49.022010834">
            <text:p>49,022010834</text:p>
          </table:table-cell>
          <table:table-cell table:style-name="ce6" table:formula="of:=100*(([.E4]-[.G4])/[.G4])" office:value-type="float" office:value="306.071641791045">
            <text:p>306,071641791</text:p>
          </table:table-cell>
          <table:table-cell table:style-name="ce7" table:formula="of:=[.F4]" office:value-type="float" office:value="42.967723625">
            <text:p>42,96772362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1274.52">
            <text:p>1274,52</text:p>
          </table:table-cell>
          <table:table-cell table:style-name="ce3" office:value-type="float" office:value="48.688828728">
            <text:p>48,688828728</text:p>
          </table:table-cell>
          <table:table-cell table:style-name="ce3" office:value-type="float" office:value="2721.22">
            <text:p>2721,22</text:p>
          </table:table-cell>
          <table:table-cell table:style-name="ce3" office:value-type="float" office:value="42.841957277">
            <text:p>42,841957277</text:p>
          </table:table-cell>
          <table:table-cell table:style-name="ce3" office:value-type="float" office:value="1005">
            <text:p>1005</text:p>
          </table:table-cell>
          <table:table-cell/>
          <table:table-cell table:style-name="ce7" table:formula="of:=100*([.C5]-[.G5])/[.G5]" office:value-type="float" office:value="26.8179104477612">
            <text:p>26,8179104478</text:p>
          </table:table-cell>
          <table:table-cell table:style-name="ce7" table:formula="of:=[.D5]" office:value-type="float" office:value="48.688828728">
            <text:p>48,688828728</text:p>
          </table:table-cell>
          <table:table-cell table:style-name="ce6" table:formula="of:=100*(([.E5]-[.G5])/[.G5])" office:value-type="float" office:value="170.76815920398">
            <text:p>170,768159204</text:p>
          </table:table-cell>
          <table:table-cell table:style-name="ce7" table:formula="of:=[.F5]" office:value-type="float" office:value="42.841957277">
            <text:p>42,841957277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1,txt</text:p>
          </table:table-cell>
          <table:table-cell table:style-name="ce3" office:value-type="string">
            <text:p>CPH</text:p>
          </table:table-cell>
          <table:table-cell table:style-name="ce3" office:value-type="float" office:value="1149.61">
            <text:p>1149,61</text:p>
          </table:table-cell>
          <table:table-cell table:style-name="ce3" office:value-type="float" office:value="50.14721055">
            <text:p>50,14721055</text:p>
          </table:table-cell>
          <table:table-cell table:style-name="ce3" office:value-type="float" office:value="2510.82">
            <text:p>2510,82</text:p>
          </table:table-cell>
          <table:table-cell table:style-name="ce3" office:value-type="float" office:value="43.405966566">
            <text:p>43,405966566</text:p>
          </table:table-cell>
          <table:table-cell table:style-name="ce3" office:value-type="float" office:value="1006">
            <text:p>1006</text:p>
          </table:table-cell>
          <table:table-cell/>
          <table:table-cell table:style-name="ce7" table:formula="of:=100*([.C6]-[.G6])/[.G6]" office:value-type="float" office:value="14.2753479125248">
            <text:p>14,2753479125</text:p>
          </table:table-cell>
          <table:table-cell table:style-name="ce7" table:formula="of:=[.D6]" office:value-type="float" office:value="50.14721055">
            <text:p>50,14721055</text:p>
          </table:table-cell>
          <table:table-cell table:style-name="ce6" table:formula="of:=100*(([.E6]-[.G6])/[.G6])" office:value-type="float" office:value="149.58449304175">
            <text:p>149,5844930418</text:p>
          </table:table-cell>
          <table:table-cell table:style-name="ce7" table:formula="of:=[.F6]" office:value-type="float" office:value="43.405966566">
            <text:p>43,405966566</text:p>
          </table:table-cell>
          <table:table-cell/>
          <table:table-cell table:style-name="ce10" table:formula="of:=[.A6]" office:value-type="string" office:string-value="phub_100_10_1,txt">
            <text:p>phub_100_10_1,txt</text:p>
          </table:table-cell>
          <table:table-cell table:style-name="ce13" table:formula="of:=AVERAGE([.I6:.I8])" office:value-type="float" office:value="21.8154406891981">
            <text:p>21,82</text:p>
          </table:table-cell>
          <table:table-cell table:style-name="ce14" table:formula="of:=AVERAGE([.J6:.J8])" office:value-type="float" office:value="50.09256538">
            <text:p>50,093</text:p>
          </table:table-cell>
          <table:table-cell table:style-name="ce13" table:formula="of:=AVERAGE([.K6:.K8])" office:value-type="float" office:value="169.014579191518">
            <text:p>169,01</text:p>
          </table:table-cell>
          <table:table-cell table:style-name="ce14" table:formula="of:=AVERAGE([.L6:.L8])" office:value-type="float" office:value="43.4426453246667">
            <text:p>43,443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1,txt</text:p>
          </table:table-cell>
          <table:table-cell table:style-name="ce3" office:value-type="string">
            <text:p>CPH</text:p>
          </table:table-cell>
          <table:table-cell table:style-name="ce3" office:value-type="float" office:value="1253.44">
            <text:p>1253,44</text:p>
          </table:table-cell>
          <table:table-cell table:style-name="ce3" office:value-type="float" office:value="49.919233725">
            <text:p>49,919233725</text:p>
          </table:table-cell>
          <table:table-cell table:style-name="ce3" office:value-type="float" office:value="3485.79">
            <text:p>3485,79</text:p>
          </table:table-cell>
          <table:table-cell table:style-name="ce3" office:value-type="float" office:value="43.443130931">
            <text:p>43,443130931</text:p>
          </table:table-cell>
          <table:table-cell table:style-name="ce3" office:value-type="float" office:value="1006">
            <text:p>1006</text:p>
          </table:table-cell>
          <table:table-cell/>
          <table:table-cell table:style-name="ce7" table:formula="of:=100*([.C7]-[.G7])/[.G7]" office:value-type="float" office:value="24.596421471173">
            <text:p>24,5964214712</text:p>
          </table:table-cell>
          <table:table-cell table:style-name="ce7" table:formula="of:=[.D7]" office:value-type="float" office:value="49.919233725">
            <text:p>49,919233725</text:p>
          </table:table-cell>
          <table:table-cell table:style-name="ce6" table:formula="of:=100*(([.E7]-[.G7])/[.G7])" office:value-type="float" office:value="246.5">
            <text:p>246,5</text:p>
          </table:table-cell>
          <table:table-cell table:style-name="ce7" table:formula="of:=[.F7]" office:value-type="float" office:value="43.443130931">
            <text:p>43,443130931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1,txt</text:p>
          </table:table-cell>
          <table:table-cell table:style-name="ce3" office:value-type="string">
            <text:p>CPH</text:p>
          </table:table-cell>
          <table:table-cell table:style-name="ce3" office:value-type="float" office:value="1273.34">
            <text:p>1273,34</text:p>
          </table:table-cell>
          <table:table-cell table:style-name="ce3" office:value-type="float" office:value="50.211251865">
            <text:p>50,211251865</text:p>
          </table:table-cell>
          <table:table-cell table:style-name="ce3" office:value-type="float" office:value="2122.25">
            <text:p>2122,25</text:p>
          </table:table-cell>
          <table:table-cell table:style-name="ce3" office:value-type="float" office:value="43.478838477">
            <text:p>43,478838477</text:p>
          </table:table-cell>
          <table:table-cell table:style-name="ce3" office:value-type="float" office:value="1006">
            <text:p>1006</text:p>
          </table:table-cell>
          <table:table-cell/>
          <table:table-cell table:style-name="ce7" table:formula="of:=100*([.C8]-[.G8])/[.G8]" office:value-type="float" office:value="26.5745526838966">
            <text:p>26,5745526839</text:p>
          </table:table-cell>
          <table:table-cell table:style-name="ce7" table:formula="of:=[.D8]" office:value-type="float" office:value="50.211251865">
            <text:p>50,211251865</text:p>
          </table:table-cell>
          <table:table-cell table:style-name="ce6" table:formula="of:=100*(([.E8]-[.G8])/[.G8])" office:value-type="float" office:value="110.959244532803">
            <text:p>110,9592445328</text:p>
          </table:table-cell>
          <table:table-cell table:style-name="ce7" table:formula="of:=[.F8]" office:value-type="float" office:value="43.478838477">
            <text:p>43,478838477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2,txt</text:p>
          </table:table-cell>
          <table:table-cell table:style-name="ce3" office:value-type="string">
            <text:p>CPH</text:p>
          </table:table-cell>
          <table:table-cell table:style-name="ce3" office:value-type="float" office:value="1163.12">
            <text:p>1163,12</text:p>
          </table:table-cell>
          <table:table-cell table:style-name="ce3" office:value-type="float" office:value="49.667192103">
            <text:p>49,667192103</text:p>
          </table:table-cell>
          <table:table-cell table:style-name="ce3" office:value-type="float" office:value="2079.55">
            <text:p>2079,55</text:p>
          </table:table-cell>
          <table:table-cell table:style-name="ce3" office:value-type="float" office:value="43.755240456">
            <text:p>43,755240456</text:p>
          </table:table-cell>
          <table:table-cell table:style-name="ce3" office:value-type="float" office:value="966">
            <text:p>966</text:p>
          </table:table-cell>
          <table:table-cell/>
          <table:table-cell table:style-name="ce7" table:formula="of:=100*([.C9]-[.G9])/[.G9]" office:value-type="float" office:value="20.4057971014493">
            <text:p>20,4057971014</text:p>
          </table:table-cell>
          <table:table-cell table:style-name="ce7" table:formula="of:=[.D9]" office:value-type="float" office:value="49.667192103">
            <text:p>49,667192103</text:p>
          </table:table-cell>
          <table:table-cell table:style-name="ce6" table:formula="of:=100*(([.E9]-[.G9])/[.G9])" office:value-type="float" office:value="115.274327122153">
            <text:p>115,2743271222</text:p>
          </table:table-cell>
          <table:table-cell table:style-name="ce7" table:formula="of:=[.F9]" office:value-type="float" office:value="43.755240456">
            <text:p>43,755240456</text:p>
          </table:table-cell>
          <table:table-cell/>
          <table:table-cell table:style-name="ce10" table:formula="of:=[.A9]" office:value-type="string" office:string-value="phub_100_10_2,txt">
            <text:p>phub_100_10_2,txt</text:p>
          </table:table-cell>
          <table:table-cell table:style-name="ce13" table:formula="of:=AVERAGE([.I9:.I11])" office:value-type="float" office:value="26.6573498964803">
            <text:p>26,66</text:p>
          </table:table-cell>
          <table:table-cell table:style-name="ce14" table:formula="of:=AVERAGE([.J9:.J11])" office:value-type="float" office:value="49.8442809666667">
            <text:p>49,844</text:p>
          </table:table-cell>
          <table:table-cell table:style-name="ce13" table:formula="of:=AVERAGE([.K9:.K11])" office:value-type="float" office:value="107.836438923395">
            <text:p>107,84</text:p>
          </table:table-cell>
          <table:table-cell table:style-name="ce14" table:formula="of:=AVERAGE([.L9:.L11])" office:value-type="float" office:value="43.5743454303333">
            <text:p>43,574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2,txt</text:p>
          </table:table-cell>
          <table:table-cell table:style-name="ce3" office:value-type="string">
            <text:p>CPH</text:p>
          </table:table-cell>
          <table:table-cell table:style-name="ce3" office:value-type="float" office:value="1198.61">
            <text:p>1198,61</text:p>
          </table:table-cell>
          <table:table-cell table:style-name="ce3" office:value-type="float" office:value="49.863145796">
            <text:p>49,863145796</text:p>
          </table:table-cell>
          <table:table-cell table:style-name="ce3" office:value-type="float" office:value="1935.95">
            <text:p>1935,95</text:p>
          </table:table-cell>
          <table:table-cell table:style-name="ce3" office:value-type="float" office:value="43.454401851">
            <text:p>43,454401851</text:p>
          </table:table-cell>
          <table:table-cell table:style-name="ce3" office:value-type="float" office:value="966">
            <text:p>966</text:p>
          </table:table-cell>
          <table:table-cell/>
          <table:table-cell table:style-name="ce7" table:formula="of:=100*([.C10]-[.G10])/[.G10]" office:value-type="float" office:value="24.0797101449275">
            <text:p>24,0797101449</text:p>
          </table:table-cell>
          <table:table-cell table:style-name="ce7" table:formula="of:=[.D10]" office:value-type="float" office:value="49.863145796">
            <text:p>49,863145796</text:p>
          </table:table-cell>
          <table:table-cell table:style-name="ce6" table:formula="of:=100*(([.E10]-[.G10])/[.G10])" office:value-type="float" office:value="100.408902691511">
            <text:p>100,4089026915</text:p>
          </table:table-cell>
          <table:table-cell table:style-name="ce7" table:formula="of:=[.F10]" office:value-type="float" office:value="43.454401851">
            <text:p>43,454401851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2,txt</text:p>
          </table:table-cell>
          <table:table-cell table:style-name="ce3" office:value-type="string">
            <text:p>CPH</text:p>
          </table:table-cell>
          <table:table-cell table:style-name="ce3" office:value-type="float" office:value="1308.8">
            <text:p>1308,8</text:p>
          </table:table-cell>
          <table:table-cell table:style-name="ce3" office:value-type="float" office:value="50.002505001">
            <text:p>50,002505001</text:p>
          </table:table-cell>
          <table:table-cell table:style-name="ce3" office:value-type="float" office:value="2007.6">
            <text:p>2007,6</text:p>
          </table:table-cell>
          <table:table-cell table:style-name="ce3" office:value-type="float" office:value="43.513393984">
            <text:p>43,513393984</text:p>
          </table:table-cell>
          <table:table-cell table:style-name="ce3" office:value-type="float" office:value="966">
            <text:p>966</text:p>
          </table:table-cell>
          <table:table-cell/>
          <table:table-cell table:style-name="ce7" table:formula="of:=100*([.C11]-[.G11])/[.G11]" office:value-type="float" office:value="35.4865424430642">
            <text:p>35,4865424431</text:p>
          </table:table-cell>
          <table:table-cell table:style-name="ce7" table:formula="of:=[.D11]" office:value-type="float" office:value="50.002505001">
            <text:p>50,002505001</text:p>
          </table:table-cell>
          <table:table-cell table:style-name="ce6" table:formula="of:=100*(([.E11]-[.G11])/[.G11])" office:value-type="float" office:value="107.826086956522">
            <text:p>107,8260869565</text:p>
          </table:table-cell>
          <table:table-cell table:style-name="ce7" table:formula="of:=[.F11]" office:value-type="float" office:value="43.513393984">
            <text:p>43,513393984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3,txt</text:p>
          </table:table-cell>
          <table:table-cell table:style-name="ce3" office:value-type="string">
            <text:p>CPH</text:p>
          </table:table-cell>
          <table:table-cell table:style-name="ce3" office:value-type="float" office:value="1176.22">
            <text:p>1176,22</text:p>
          </table:table-cell>
          <table:table-cell table:style-name="ce3" office:value-type="float" office:value="49.990787582">
            <text:p>49,990787582</text:p>
          </table:table-cell>
          <table:table-cell table:style-name="ce3" office:value-type="float" office:value="2444.49">
            <text:p>2444,49</text:p>
          </table:table-cell>
          <table:table-cell table:style-name="ce3" office:value-type="float" office:value="43.425557262">
            <text:p>43,425557262</text:p>
          </table:table-cell>
          <table:table-cell table:style-name="ce3" office:value-type="float" office:value="1026">
            <text:p>1026</text:p>
          </table:table-cell>
          <table:table-cell/>
          <table:table-cell table:style-name="ce7" table:formula="of:=100*([.C12]-[.G12])/[.G12]" office:value-type="float" office:value="14.6413255360624">
            <text:p>14,6413255361</text:p>
          </table:table-cell>
          <table:table-cell table:style-name="ce7" table:formula="of:=[.D12]" office:value-type="float" office:value="49.990787582">
            <text:p>49,990787582</text:p>
          </table:table-cell>
          <table:table-cell table:style-name="ce6" table:formula="of:=100*(([.E12]-[.G12])/[.G12])" office:value-type="float" office:value="138.254385964912">
            <text:p>138,2543859649</text:p>
          </table:table-cell>
          <table:table-cell table:style-name="ce7" table:formula="of:=[.F12]" office:value-type="float" office:value="43.425557262">
            <text:p>43,425557262</text:p>
          </table:table-cell>
          <table:table-cell/>
          <table:table-cell table:style-name="ce10" table:formula="of:=[.A12]" office:value-type="string" office:string-value="phub_100_10_3,txt">
            <text:p>phub_100_10_3,txt</text:p>
          </table:table-cell>
          <table:table-cell table:style-name="ce13" table:formula="of:=AVERAGE([.I12:.I14])" office:value-type="float" office:value="17.8762183235867">
            <text:p>17,88</text:p>
          </table:table-cell>
          <table:table-cell table:style-name="ce14" table:formula="of:=AVERAGE([.J12:.J14])" office:value-type="float" office:value="50.008789037">
            <text:p>50,009</text:p>
          </table:table-cell>
          <table:table-cell table:style-name="ce13" table:formula="of:=AVERAGE([.K12:.K14])" office:value-type="float" office:value="105.093242365172">
            <text:p>105,09</text:p>
          </table:table-cell>
          <table:table-cell table:style-name="ce14" table:formula="of:=AVERAGE([.L12:.L14])" office:value-type="float" office:value="43.493306447">
            <text:p>43,493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3,txt</text:p>
          </table:table-cell>
          <table:table-cell table:style-name="ce3" office:value-type="string">
            <text:p>CPH</text:p>
          </table:table-cell>
          <table:table-cell table:style-name="ce3" office:value-type="float" office:value="1186.51">
            <text:p>1186,51</text:p>
          </table:table-cell>
          <table:table-cell table:style-name="ce3" office:value-type="float" office:value="50.097997029">
            <text:p>50,097997029</text:p>
          </table:table-cell>
          <table:table-cell table:style-name="ce3" office:value-type="float" office:value="1820.7">
            <text:p>1820,7</text:p>
          </table:table-cell>
          <table:table-cell table:style-name="ce3" office:value-type="float" office:value="43.509727247">
            <text:p>43,509727247</text:p>
          </table:table-cell>
          <table:table-cell table:style-name="ce3" office:value-type="float" office:value="1026">
            <text:p>1026</text:p>
          </table:table-cell>
          <table:table-cell/>
          <table:table-cell table:style-name="ce7" table:formula="of:=100*([.C13]-[.G13])/[.G13]" office:value-type="float" office:value="15.6442495126706">
            <text:p>15,6442495127</text:p>
          </table:table-cell>
          <table:table-cell table:style-name="ce7" table:formula="of:=[.D13]" office:value-type="float" office:value="50.097997029">
            <text:p>50,097997029</text:p>
          </table:table-cell>
          <table:table-cell table:style-name="ce6" table:formula="of:=100*(([.E13]-[.G13])/[.G13])" office:value-type="float" office:value="77.4561403508772">
            <text:p>77,4561403509</text:p>
          </table:table-cell>
          <table:table-cell table:style-name="ce7" table:formula="of:=[.F13]" office:value-type="float" office:value="43.509727247">
            <text:p>43,509727247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3,txt</text:p>
          </table:table-cell>
          <table:table-cell table:style-name="ce3" office:value-type="string">
            <text:p>CPH</text:p>
          </table:table-cell>
          <table:table-cell table:style-name="ce3" office:value-type="float" office:value="1265.5">
            <text:p>1265,5</text:p>
          </table:table-cell>
          <table:table-cell table:style-name="ce3" office:value-type="float" office:value="49.9375825">
            <text:p>49,9375825</text:p>
          </table:table-cell>
          <table:table-cell table:style-name="ce3" office:value-type="float" office:value="2047.58">
            <text:p>2047,58</text:p>
          </table:table-cell>
          <table:table-cell table:style-name="ce3" office:value-type="float" office:value="43.544634832">
            <text:p>43,544634832</text:p>
          </table:table-cell>
          <table:table-cell table:style-name="ce3" office:value-type="float" office:value="1026">
            <text:p>1026</text:p>
          </table:table-cell>
          <table:table-cell/>
          <table:table-cell table:style-name="ce7" table:formula="of:=100*([.C14]-[.G14])/[.G14]" office:value-type="float" office:value="23.3430799220273">
            <text:p>23,343079922</text:p>
          </table:table-cell>
          <table:table-cell table:style-name="ce7" table:formula="of:=[.D14]" office:value-type="float" office:value="49.9375825">
            <text:p>49,9375825</text:p>
          </table:table-cell>
          <table:table-cell table:style-name="ce6" table:formula="of:=100*(([.E14]-[.G14])/[.G14])" office:value-type="float" office:value="99.5692007797271">
            <text:p>99,5692007797</text:p>
          </table:table-cell>
          <table:table-cell table:style-name="ce7" table:formula="of:=[.F14]" office:value-type="float" office:value="43.544634832">
            <text:p>43,54463483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4,txt</text:p>
          </table:table-cell>
          <table:table-cell table:style-name="ce3" office:value-type="string">
            <text:p>CPH</text:p>
          </table:table-cell>
          <table:table-cell table:style-name="ce3" office:value-type="float" office:value="1113.45">
            <text:p>1113,45</text:p>
          </table:table-cell>
          <table:table-cell table:style-name="ce3" office:value-type="float" office:value="49.784853157">
            <text:p>49,784853157</text:p>
          </table:table-cell>
          <table:table-cell table:style-name="ce3" office:value-type="float" office:value="1711.85">
            <text:p>1711,85</text:p>
          </table:table-cell>
          <table:table-cell table:style-name="ce3" office:value-type="float" office:value="43.366717656">
            <text:p>43,366717656</text:p>
          </table:table-cell>
          <table:table-cell table:style-name="ce3" office:value-type="float" office:value="982">
            <text:p>982</text:p>
          </table:table-cell>
          <table:table-cell/>
          <table:table-cell table:style-name="ce7" table:formula="of:=100*([.C15]-[.G15])/[.G15]" office:value-type="float" office:value="13.3859470468432">
            <text:p>13,3859470468</text:p>
          </table:table-cell>
          <table:table-cell table:style-name="ce7" table:formula="of:=[.D15]" office:value-type="float" office:value="49.784853157">
            <text:p>49,784853157</text:p>
          </table:table-cell>
          <table:table-cell table:style-name="ce6" table:formula="of:=100*(([.E15]-[.G15])/[.G15])" office:value-type="float" office:value="74.3228105906314">
            <text:p>74,3228105906</text:p>
          </table:table-cell>
          <table:table-cell table:style-name="ce7" table:formula="of:=[.F15]" office:value-type="float" office:value="43.366717656">
            <text:p>43,366717656</text:p>
          </table:table-cell>
          <table:table-cell/>
          <table:table-cell table:style-name="ce10" table:formula="of:=[.A15]" office:value-type="string" office:string-value="phub_100_10_4,txt">
            <text:p>phub_100_10_4,txt</text:p>
          </table:table-cell>
          <table:table-cell table:style-name="ce13" table:formula="of:=AVERAGE([.I15:.I17])" office:value-type="float" office:value="16.8509843856076">
            <text:p>16,85</text:p>
          </table:table-cell>
          <table:table-cell table:style-name="ce14" table:formula="of:=AVERAGE([.J15:.J17])" office:value-type="float" office:value="49.9433736173333">
            <text:p>49,943</text:p>
          </table:table-cell>
          <table:table-cell table:style-name="ce13" table:formula="of:=AVERAGE([.K15:.K17])" office:value-type="float" office:value="147.435845213849">
            <text:p>147,44</text:p>
          </table:table-cell>
          <table:table-cell table:style-name="ce14" table:formula="of:=AVERAGE([.L15:.L17])" office:value-type="float" office:value="43.347096956">
            <text:p>43,34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4,txt</text:p>
          </table:table-cell>
          <table:table-cell table:style-name="ce3" office:value-type="string">
            <text:p>CPH</text:p>
          </table:table-cell>
          <table:table-cell table:style-name="ce3" office:value-type="float" office:value="1147.13">
            <text:p>1147,13</text:p>
          </table:table-cell>
          <table:table-cell table:style-name="ce3" office:value-type="float" office:value="49.845115639">
            <text:p>49,845115639</text:p>
          </table:table-cell>
          <table:table-cell table:style-name="ce3" office:value-type="float" office:value="3636.31">
            <text:p>3636,31</text:p>
          </table:table-cell>
          <table:table-cell table:style-name="ce3" office:value-type="float" office:value="43.341387685">
            <text:p>43,341387685</text:p>
          </table:table-cell>
          <table:table-cell table:style-name="ce3" office:value-type="float" office:value="982">
            <text:p>982</text:p>
          </table:table-cell>
          <table:table-cell/>
          <table:table-cell table:style-name="ce7" table:formula="of:=100*([.C16]-[.G16])/[.G16]" office:value-type="float" office:value="16.8156822810591">
            <text:p>16,8156822811</text:p>
          </table:table-cell>
          <table:table-cell table:style-name="ce7" table:formula="of:=[.D16]" office:value-type="float" office:value="49.845115639">
            <text:p>49,845115639</text:p>
          </table:table-cell>
          <table:table-cell table:style-name="ce6" table:formula="of:=100*(([.E16]-[.G16])/[.G16])" office:value-type="float" office:value="270.29633401222">
            <text:p>270,2963340122</text:p>
          </table:table-cell>
          <table:table-cell table:style-name="ce7" table:formula="of:=[.F16]" office:value-type="float" office:value="43.341387685">
            <text:p>43,34138768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4,txt</text:p>
          </table:table-cell>
          <table:table-cell table:style-name="ce3" office:value-type="string">
            <text:p>CPH</text:p>
          </table:table-cell>
          <table:table-cell table:style-name="ce3" office:value-type="float" office:value="1181.85">
            <text:p>1181,85</text:p>
          </table:table-cell>
          <table:table-cell table:style-name="ce3" office:value-type="float" office:value="50.200152056">
            <text:p>50,200152056</text:p>
          </table:table-cell>
          <table:table-cell table:style-name="ce3" office:value-type="float" office:value="1941.3">
            <text:p>1941,3</text:p>
          </table:table-cell>
          <table:table-cell table:style-name="ce3" office:value-type="float" office:value="43.333185527">
            <text:p>43,333185527</text:p>
          </table:table-cell>
          <table:table-cell table:style-name="ce3" office:value-type="float" office:value="982">
            <text:p>982</text:p>
          </table:table-cell>
          <table:table-cell/>
          <table:table-cell table:style-name="ce7" table:formula="of:=100*([.C17]-[.G17])/[.G17]" office:value-type="float" office:value="20.3513238289206">
            <text:p>20,3513238289</text:p>
          </table:table-cell>
          <table:table-cell table:style-name="ce7" table:formula="of:=[.D17]" office:value-type="float" office:value="50.200152056">
            <text:p>50,200152056</text:p>
          </table:table-cell>
          <table:table-cell table:style-name="ce6" table:formula="of:=100*(([.E17]-[.G17])/[.G17])" office:value-type="float" office:value="97.6883910386965">
            <text:p>97,6883910387</text:p>
          </table:table-cell>
          <table:table-cell table:style-name="ce7" table:formula="of:=[.F17]" office:value-type="float" office:value="43.333185527">
            <text:p>43,333185527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5,txt</text:p>
          </table:table-cell>
          <table:table-cell table:style-name="ce3" office:value-type="string">
            <text:p>CPH</text:p>
          </table:table-cell>
          <table:table-cell table:style-name="ce3" office:value-type="float" office:value="1259.48">
            <text:p>1259,48</text:p>
          </table:table-cell>
          <table:table-cell table:style-name="ce3" office:value-type="float" office:value="49.551242024">
            <text:p>49,551242024</text:p>
          </table:table-cell>
          <table:table-cell table:style-name="ce3" office:value-type="float" office:value="2107.88">
            <text:p>2107,88</text:p>
          </table:table-cell>
          <table:table-cell table:style-name="ce3" office:value-type="float" office:value="43.646536548">
            <text:p>43,646536548</text:p>
          </table:table-cell>
          <table:table-cell table:style-name="ce3" office:value-type="float" office:value="1091">
            <text:p>1091</text:p>
          </table:table-cell>
          <table:table-cell/>
          <table:table-cell table:style-name="ce7" table:formula="of:=100*([.C18]-[.G18])/[.G18]" office:value-type="float" office:value="15.4427131072411">
            <text:p>15,4427131072</text:p>
          </table:table-cell>
          <table:table-cell table:style-name="ce7" table:formula="of:=[.D18]" office:value-type="float" office:value="49.551242024">
            <text:p>49,551242024</text:p>
          </table:table-cell>
          <table:table-cell table:style-name="ce6" table:formula="of:=100*(([.E18]-[.G18])/[.G18])" office:value-type="float" office:value="93.2062328139322">
            <text:p>93,2062328139</text:p>
          </table:table-cell>
          <table:table-cell table:style-name="ce7" table:formula="of:=[.F18]" office:value-type="float" office:value="43.646536548">
            <text:p>43,646536548</text:p>
          </table:table-cell>
          <table:table-cell/>
          <table:table-cell table:style-name="ce10" table:formula="of:=[.A18]" office:value-type="string" office:string-value="phub_100_10_5,txt">
            <text:p>phub_100_10_5,txt</text:p>
          </table:table-cell>
          <table:table-cell table:style-name="ce13" table:formula="of:=AVERAGE([.I18:.I20])" office:value-type="float" office:value="19.8133211121295">
            <text:p>19,81</text:p>
          </table:table-cell>
          <table:table-cell table:style-name="ce14" table:formula="of:=AVERAGE([.J18:.J20])" office:value-type="float" office:value="49.6576165876667">
            <text:p>49,658</text:p>
          </table:table-cell>
          <table:table-cell table:style-name="ce13" table:formula="of:=AVERAGE([.K18:.K20])" office:value-type="float" office:value="131.484570730217">
            <text:p>131,48</text:p>
          </table:table-cell>
          <table:table-cell table:style-name="ce14" table:formula="of:=AVERAGE([.L18:.L20])" office:value-type="float" office:value="43.4193519783333">
            <text:p>43,419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5,txt</text:p>
          </table:table-cell>
          <table:table-cell table:style-name="ce3" office:value-type="string">
            <text:p>CPH</text:p>
          </table:table-cell>
          <table:table-cell table:style-name="ce3" office:value-type="float" office:value="1327.22">
            <text:p>1327,22</text:p>
          </table:table-cell>
          <table:table-cell table:style-name="ce3" office:value-type="float" office:value="49.752252788">
            <text:p>49,752252788</text:p>
          </table:table-cell>
          <table:table-cell table:style-name="ce3" office:value-type="float" office:value="3392.64">
            <text:p>3392,64</text:p>
          </table:table-cell>
          <table:table-cell table:style-name="ce3" office:value-type="float" office:value="43.330692125">
            <text:p>43,330692125</text:p>
          </table:table-cell>
          <table:table-cell table:style-name="ce3" office:value-type="float" office:value="1091">
            <text:p>1091</text:p>
          </table:table-cell>
          <table:table-cell/>
          <table:table-cell table:style-name="ce7" table:formula="of:=100*([.C19]-[.G19])/[.G19]" office:value-type="float" office:value="21.6516956920257">
            <text:p>21,651695692</text:p>
          </table:table-cell>
          <table:table-cell table:style-name="ce7" table:formula="of:=[.D19]" office:value-type="float" office:value="49.752252788">
            <text:p>49,752252788</text:p>
          </table:table-cell>
          <table:table-cell table:style-name="ce6" table:formula="of:=100*(([.E19]-[.G19])/[.G19])" office:value-type="float" office:value="210.966086159487">
            <text:p>210,9660861595</text:p>
          </table:table-cell>
          <table:table-cell table:style-name="ce7" table:formula="of:=[.F19]" office:value-type="float" office:value="43.330692125">
            <text:p>43,33069212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5,txt</text:p>
          </table:table-cell>
          <table:table-cell table:style-name="ce3" office:value-type="string">
            <text:p>CPH</text:p>
          </table:table-cell>
          <table:table-cell table:style-name="ce3" office:value-type="float" office:value="1334.79">
            <text:p>1334,79</text:p>
          </table:table-cell>
          <table:table-cell table:style-name="ce3" office:value-type="float" office:value="49.669354951">
            <text:p>49,669354951</text:p>
          </table:table-cell>
          <table:table-cell table:style-name="ce3" office:value-type="float" office:value="2075.97">
            <text:p>2075,97</text:p>
          </table:table-cell>
          <table:table-cell table:style-name="ce3" office:value-type="float" office:value="43.280827262">
            <text:p>43,280827262</text:p>
          </table:table-cell>
          <table:table-cell table:style-name="ce3" office:value-type="float" office:value="1091">
            <text:p>1091</text:p>
          </table:table-cell>
          <table:table-cell/>
          <table:table-cell table:style-name="ce7" table:formula="of:=100*([.C20]-[.G20])/[.G20]" office:value-type="float" office:value="22.3455545371219">
            <text:p>22,3455545371</text:p>
          </table:table-cell>
          <table:table-cell table:style-name="ce7" table:formula="of:=[.D20]" office:value-type="float" office:value="49.669354951">
            <text:p>49,669354951</text:p>
          </table:table-cell>
          <table:table-cell table:style-name="ce6" table:formula="of:=100*(([.E20]-[.G20])/[.G20])" office:value-type="float" office:value="90.2813932172319">
            <text:p>90,2813932172</text:p>
          </table:table-cell>
          <table:table-cell table:style-name="ce7" table:formula="of:=[.F20]" office:value-type="float" office:value="43.280827262">
            <text:p>43,28082726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6,txt</text:p>
          </table:table-cell>
          <table:table-cell table:style-name="ce3" office:value-type="string">
            <text:p>CPH</text:p>
          </table:table-cell>
          <table:table-cell table:style-name="ce3" office:value-type="float" office:value="1101.45">
            <text:p>1101,45</text:p>
          </table:table-cell>
          <table:table-cell table:style-name="ce3" office:value-type="float" office:value="50.025137906">
            <text:p>50,025137906</text:p>
          </table:table-cell>
          <table:table-cell table:style-name="ce3" office:value-type="float" office:value="1788.11">
            <text:p>1788,11</text:p>
          </table:table-cell>
          <table:table-cell table:style-name="ce3" office:value-type="float" office:value="43.325695121">
            <text:p>43,325695121</text:p>
          </table:table-cell>
          <table:table-cell table:style-name="ce3" office:value-type="float" office:value="954">
            <text:p>954</text:p>
          </table:table-cell>
          <table:table-cell/>
          <table:table-cell table:style-name="ce7" table:formula="of:=100*([.C21]-[.G21])/[.G21]" office:value-type="float" office:value="15.4559748427673">
            <text:p>15,4559748428</text:p>
          </table:table-cell>
          <table:table-cell table:style-name="ce7" table:formula="of:=[.D21]" office:value-type="float" office:value="50.025137906">
            <text:p>50,025137906</text:p>
          </table:table-cell>
          <table:table-cell table:style-name="ce6" table:formula="of:=100*(([.E21]-[.G21])/[.G21])" office:value-type="float" office:value="87.4329140461216">
            <text:p>87,4329140461</text:p>
          </table:table-cell>
          <table:table-cell table:style-name="ce7" table:formula="of:=[.F21]" office:value-type="float" office:value="43.325695121">
            <text:p>43,325695121</text:p>
          </table:table-cell>
          <table:table-cell/>
          <table:table-cell table:style-name="ce10" table:formula="of:=[.A21]" office:value-type="string" office:string-value="phub_100_10_6,txt">
            <text:p>phub_100_10_6,txt</text:p>
          </table:table-cell>
          <table:table-cell table:style-name="ce13" table:formula="of:=AVERAGE([.I21:.I23])" office:value-type="float" office:value="18.8836477987421">
            <text:p>18,88</text:p>
          </table:table-cell>
          <table:table-cell table:style-name="ce14" table:formula="of:=AVERAGE([.J21:.J23])" office:value-type="float" office:value="49.7575975043333">
            <text:p>49,758</text:p>
          </table:table-cell>
          <table:table-cell table:style-name="ce13" table:formula="of:=AVERAGE([.K21:.K23])" office:value-type="float" office:value="101.0642907058">
            <text:p>101,06</text:p>
          </table:table-cell>
          <table:table-cell table:style-name="ce14" table:formula="of:=AVERAGE([.L21:.L23])" office:value-type="float" office:value="43.3515626583333">
            <text:p>43,35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6,txt</text:p>
          </table:table-cell>
          <table:table-cell table:style-name="ce3" office:value-type="string">
            <text:p>CPH</text:p>
          </table:table-cell>
          <table:table-cell table:style-name="ce3" office:value-type="float" office:value="1139.41">
            <text:p>1139,41</text:p>
          </table:table-cell>
          <table:table-cell table:style-name="ce3" office:value-type="float" office:value="49.728827247">
            <text:p>49,728827247</text:p>
          </table:table-cell>
          <table:table-cell table:style-name="ce3" office:value-type="float" office:value="2235.35">
            <text:p>2235,35</text:p>
          </table:table-cell>
          <table:table-cell table:style-name="ce3" office:value-type="float" office:value="43.293439622">
            <text:p>43,293439622</text:p>
          </table:table-cell>
          <table:table-cell table:style-name="ce3" office:value-type="float" office:value="954">
            <text:p>954</text:p>
          </table:table-cell>
          <table:table-cell/>
          <table:table-cell table:style-name="ce7" table:formula="of:=100*([.C22]-[.G22])/[.G22]" office:value-type="float" office:value="19.4350104821803">
            <text:p>19,4350104822</text:p>
          </table:table-cell>
          <table:table-cell table:style-name="ce7" table:formula="of:=[.D22]" office:value-type="float" office:value="49.728827247">
            <text:p>49,728827247</text:p>
          </table:table-cell>
          <table:table-cell table:style-name="ce6" table:formula="of:=100*(([.E22]-[.G22])/[.G22])" office:value-type="float" office:value="134.313417190776">
            <text:p>134,3134171908</text:p>
          </table:table-cell>
          <table:table-cell table:style-name="ce7" table:formula="of:=[.F22]" office:value-type="float" office:value="43.293439622">
            <text:p>43,29343962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6,txt</text:p>
          </table:table-cell>
          <table:table-cell table:style-name="ce3" office:value-type="string">
            <text:p>CPH</text:p>
          </table:table-cell>
          <table:table-cell table:style-name="ce3" office:value-type="float" office:value="1161.59">
            <text:p>1161,59</text:p>
          </table:table-cell>
          <table:table-cell table:style-name="ce3" office:value-type="float" office:value="49.51882736">
            <text:p>49,51882736</text:p>
          </table:table-cell>
          <table:table-cell table:style-name="ce3" office:value-type="float" office:value="1731">
            <text:p>1731</text:p>
          </table:table-cell>
          <table:table-cell table:style-name="ce3" office:value-type="float" office:value="43.435553232">
            <text:p>43,435553232</text:p>
          </table:table-cell>
          <table:table-cell table:style-name="ce3" office:value-type="float" office:value="954">
            <text:p>954</text:p>
          </table:table-cell>
          <table:table-cell/>
          <table:table-cell table:style-name="ce7" table:formula="of:=100*([.C23]-[.G23])/[.G23]" office:value-type="float" office:value="21.7599580712788">
            <text:p>21,7599580713</text:p>
          </table:table-cell>
          <table:table-cell table:style-name="ce7" table:formula="of:=[.D23]" office:value-type="float" office:value="49.51882736">
            <text:p>49,51882736</text:p>
          </table:table-cell>
          <table:table-cell table:style-name="ce6" table:formula="of:=100*(([.E23]-[.G23])/[.G23])" office:value-type="float" office:value="81.4465408805031">
            <text:p>81,4465408805</text:p>
          </table:table-cell>
          <table:table-cell table:style-name="ce7" table:formula="of:=[.F23]" office:value-type="float" office:value="43.435553232">
            <text:p>43,43555323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7,txt</text:p>
          </table:table-cell>
          <table:table-cell table:style-name="ce3" office:value-type="string">
            <text:p>CPH</text:p>
          </table:table-cell>
          <table:table-cell table:style-name="ce3" office:value-type="float" office:value="1254.37">
            <text:p>1254,37</text:p>
          </table:table-cell>
          <table:table-cell table:style-name="ce3" office:value-type="float" office:value="49.446549384">
            <text:p>49,446549384</text:p>
          </table:table-cell>
          <table:table-cell table:style-name="ce3" office:value-type="float" office:value="1867.62">
            <text:p>1867,62</text:p>
          </table:table-cell>
          <table:table-cell table:style-name="ce3" office:value-type="float" office:value="43.216394769">
            <text:p>43,216394769</text:p>
          </table:table-cell>
          <table:table-cell table:style-name="ce3" office:value-type="float" office:value="1034">
            <text:p>1034</text:p>
          </table:table-cell>
          <table:table-cell/>
          <table:table-cell table:style-name="ce7" table:formula="of:=100*([.C24]-[.G24])/[.G24]" office:value-type="float" office:value="21.3123791102514">
            <text:p>21,3123791103</text:p>
          </table:table-cell>
          <table:table-cell table:style-name="ce7" table:formula="of:=[.D24]" office:value-type="float" office:value="49.446549384">
            <text:p>49,446549384</text:p>
          </table:table-cell>
          <table:table-cell table:style-name="ce6" table:formula="of:=100*(([.E24]-[.G24])/[.G24])" office:value-type="float" office:value="80.6208897485493">
            <text:p>80,6208897485</text:p>
          </table:table-cell>
          <table:table-cell table:style-name="ce7" table:formula="of:=[.F24]" office:value-type="float" office:value="43.216394769">
            <text:p>43,216394769</text:p>
          </table:table-cell>
          <table:table-cell/>
          <table:table-cell table:style-name="ce10" table:formula="of:=[.A24]" office:value-type="string" office:string-value="phub_100_10_7,txt">
            <text:p>phub_100_10_7,txt</text:p>
          </table:table-cell>
          <table:table-cell table:style-name="ce13" table:formula="of:=AVERAGE([.I24:.I26])" office:value-type="float" office:value="24.5035460992908">
            <text:p>24,50</text:p>
          </table:table-cell>
          <table:table-cell table:style-name="ce14" table:formula="of:=AVERAGE([.J24:.J26])" office:value-type="float" office:value="49.493810678">
            <text:p>49,494</text:p>
          </table:table-cell>
          <table:table-cell table:style-name="ce13" table:formula="of:=AVERAGE([.K24:.K26])" office:value-type="float" office:value="119.706963249516">
            <text:p>119,71</text:p>
          </table:table-cell>
          <table:table-cell table:style-name="ce14" table:formula="of:=AVERAGE([.L24:.L26])" office:value-type="float" office:value="43.1893947343333">
            <text:p>43,189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7,txt</text:p>
          </table:table-cell>
          <table:table-cell table:style-name="ce3" office:value-type="string">
            <text:p>CPH</text:p>
          </table:table-cell>
          <table:table-cell table:style-name="ce3" office:value-type="float" office:value="1284.77">
            <text:p>1284,77</text:p>
          </table:table-cell>
          <table:table-cell table:style-name="ce3" office:value-type="float" office:value="49.653998884">
            <text:p>49,653998884</text:p>
          </table:table-cell>
          <table:table-cell table:style-name="ce3" office:value-type="float" office:value="1878.56">
            <text:p>1878,56</text:p>
          </table:table-cell>
          <table:table-cell table:style-name="ce3" office:value-type="float" office:value="43.150241945">
            <text:p>43,150241945</text:p>
          </table:table-cell>
          <table:table-cell table:style-name="ce3" office:value-type="float" office:value="1034">
            <text:p>1034</text:p>
          </table:table-cell>
          <table:table-cell/>
          <table:table-cell table:style-name="ce7" table:formula="of:=100*([.C25]-[.G25])/[.G25]" office:value-type="float" office:value="24.252417794971">
            <text:p>24,252417795</text:p>
          </table:table-cell>
          <table:table-cell table:style-name="ce7" table:formula="of:=[.D25]" office:value-type="float" office:value="49.653998884">
            <text:p>49,653998884</text:p>
          </table:table-cell>
          <table:table-cell table:style-name="ce6" table:formula="of:=100*(([.E25]-[.G25])/[.G25])" office:value-type="float" office:value="81.678916827853">
            <text:p>81,6789168279</text:p>
          </table:table-cell>
          <table:table-cell table:style-name="ce7" table:formula="of:=[.F25]" office:value-type="float" office:value="43.150241945">
            <text:p>43,15024194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7,txt</text:p>
          </table:table-cell>
          <table:table-cell table:style-name="ce3" office:value-type="string">
            <text:p>CPH</text:p>
          </table:table-cell>
          <table:table-cell table:style-name="ce3" office:value-type="float" office:value="1322.96">
            <text:p>1322,96</text:p>
          </table:table-cell>
          <table:table-cell table:style-name="ce3" office:value-type="float" office:value="49.380883766">
            <text:p>49,380883766</text:p>
          </table:table-cell>
          <table:table-cell table:style-name="ce3" office:value-type="float" office:value="3069.13">
            <text:p>3069,13</text:p>
          </table:table-cell>
          <table:table-cell table:style-name="ce3" office:value-type="float" office:value="43.201547489">
            <text:p>43,201547489</text:p>
          </table:table-cell>
          <table:table-cell table:style-name="ce3" office:value-type="float" office:value="1034">
            <text:p>1034</text:p>
          </table:table-cell>
          <table:table-cell/>
          <table:table-cell table:style-name="ce7" table:formula="of:=100*([.C26]-[.G26])/[.G26]" office:value-type="float" office:value="27.9458413926499">
            <text:p>27,9458413926</text:p>
          </table:table-cell>
          <table:table-cell table:style-name="ce7" table:formula="of:=[.D26]" office:value-type="float" office:value="49.380883766">
            <text:p>49,380883766</text:p>
          </table:table-cell>
          <table:table-cell table:style-name="ce6" table:formula="of:=100*(([.E26]-[.G26])/[.G26])" office:value-type="float" office:value="196.821083172147">
            <text:p>196,8210831721</text:p>
          </table:table-cell>
          <table:table-cell table:style-name="ce7" table:formula="of:=[.F26]" office:value-type="float" office:value="43.201547489">
            <text:p>43,201547489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8,txt</text:p>
          </table:table-cell>
          <table:table-cell table:style-name="ce3" office:value-type="string">
            <text:p>CPH</text:p>
          </table:table-cell>
          <table:table-cell table:style-name="ce3" office:value-type="float" office:value="1250.3">
            <text:p>1250,3</text:p>
          </table:table-cell>
          <table:table-cell table:style-name="ce3" office:value-type="float" office:value="49.402096241">
            <text:p>49,402096241</text:p>
          </table:table-cell>
          <table:table-cell table:style-name="ce3" office:value-type="float" office:value="2852.28">
            <text:p>2852,28</text:p>
          </table:table-cell>
          <table:table-cell table:style-name="ce3" office:value-type="float" office:value="43.225953595">
            <text:p>43,225953595</text:p>
          </table:table-cell>
          <table:table-cell table:style-name="ce3" office:value-type="float" office:value="1043">
            <text:p>1043</text:p>
          </table:table-cell>
          <table:table-cell/>
          <table:table-cell table:style-name="ce7" table:formula="of:=100*([.C27]-[.G27])/[.G27]" office:value-type="float" office:value="19.8753595397891">
            <text:p>19,8753595398</text:p>
          </table:table-cell>
          <table:table-cell table:style-name="ce7" table:formula="of:=[.D27]" office:value-type="float" office:value="49.402096241">
            <text:p>49,402096241</text:p>
          </table:table-cell>
          <table:table-cell table:style-name="ce6" table:formula="of:=100*(([.E27]-[.G27])/[.G27])" office:value-type="float" office:value="173.468839884947">
            <text:p>173,4688398849</text:p>
          </table:table-cell>
          <table:table-cell table:style-name="ce7" table:formula="of:=[.F27]" office:value-type="float" office:value="43.225953595">
            <text:p>43,225953595</text:p>
          </table:table-cell>
          <table:table-cell/>
          <table:table-cell table:style-name="ce10" table:formula="of:=[.A27]" office:value-type="string" office:string-value="phub_100_10_8,txt">
            <text:p>phub_100_10_8,txt</text:p>
          </table:table-cell>
          <table:table-cell table:style-name="ce13" table:formula="of:=AVERAGE([.I27:.I29])" office:value-type="float" office:value="21.677213167146">
            <text:p>21,68</text:p>
          </table:table-cell>
          <table:table-cell table:style-name="ce14" table:formula="of:=AVERAGE([.J27:.J29])" office:value-type="float" office:value="49.409315512">
            <text:p>49,409</text:p>
          </table:table-cell>
          <table:table-cell table:style-name="ce13" table:formula="of:=AVERAGE([.K27:.K29])" office:value-type="float" office:value="122.830616810483">
            <text:p>122,83</text:p>
          </table:table-cell>
          <table:table-cell table:style-name="ce14" table:formula="of:=AVERAGE([.L27:.L29])" office:value-type="float" office:value="43.4574653376667">
            <text:p>43,45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8,txt</text:p>
          </table:table-cell>
          <table:table-cell table:style-name="ce3" office:value-type="string">
            <text:p>CPH</text:p>
          </table:table-cell>
          <table:table-cell table:style-name="ce3" office:value-type="float" office:value="1254.56">
            <text:p>1254,56</text:p>
          </table:table-cell>
          <table:table-cell table:style-name="ce3" office:value-type="float" office:value="49.342353593">
            <text:p>49,342353593</text:p>
          </table:table-cell>
          <table:table-cell table:style-name="ce3" office:value-type="float" office:value="1916.72">
            <text:p>1916,72</text:p>
          </table:table-cell>
          <table:table-cell table:style-name="ce3" office:value-type="float" office:value="43.866232136">
            <text:p>43,866232136</text:p>
          </table:table-cell>
          <table:table-cell table:style-name="ce3" office:value-type="float" office:value="1043">
            <text:p>1043</text:p>
          </table:table-cell>
          <table:table-cell/>
          <table:table-cell table:style-name="ce7" table:formula="of:=100*([.C28]-[.G28])/[.G28]" office:value-type="float" office:value="20.2837967401726">
            <text:p>20,2837967402</text:p>
          </table:table-cell>
          <table:table-cell table:style-name="ce7" table:formula="of:=[.D28]" office:value-type="float" office:value="49.342353593">
            <text:p>49,342353593</text:p>
          </table:table-cell>
          <table:table-cell table:style-name="ce6" table:formula="of:=100*(([.E28]-[.G28])/[.G28])" office:value-type="float" office:value="83.7698945349952">
            <text:p>83,769894535</text:p>
          </table:table-cell>
          <table:table-cell table:style-name="ce7" table:formula="of:=[.F28]" office:value-type="float" office:value="43.866232136">
            <text:p>43,866232136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8,txt</text:p>
          </table:table-cell>
          <table:table-cell table:style-name="ce3" office:value-type="string">
            <text:p>CPH</text:p>
          </table:table-cell>
          <table:table-cell table:style-name="ce3" office:value-type="float" office:value="1302.42">
            <text:p>1302,42</text:p>
          </table:table-cell>
          <table:table-cell table:style-name="ce3" office:value-type="float" office:value="49.483496702">
            <text:p>49,483496702</text:p>
          </table:table-cell>
          <table:table-cell table:style-name="ce3" office:value-type="float" office:value="2203.37">
            <text:p>2203,37</text:p>
          </table:table-cell>
          <table:table-cell table:style-name="ce3" office:value-type="float" office:value="43.280210282">
            <text:p>43,280210282</text:p>
          </table:table-cell>
          <table:table-cell table:style-name="ce3" office:value-type="float" office:value="1043">
            <text:p>1043</text:p>
          </table:table-cell>
          <table:table-cell/>
          <table:table-cell table:style-name="ce7" table:formula="of:=100*([.C29]-[.G29])/[.G29]" office:value-type="float" office:value="24.8724832214765">
            <text:p>24,8724832215</text:p>
          </table:table-cell>
          <table:table-cell table:style-name="ce7" table:formula="of:=[.D29]" office:value-type="float" office:value="49.483496702">
            <text:p>49,483496702</text:p>
          </table:table-cell>
          <table:table-cell table:style-name="ce6" table:formula="of:=100*(([.E29]-[.G29])/[.G29])" office:value-type="float" office:value="111.253116011505">
            <text:p>111,2531160115</text:p>
          </table:table-cell>
          <table:table-cell table:style-name="ce7" table:formula="of:=[.F29]" office:value-type="float" office:value="43.280210282">
            <text:p>43,28021028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9,txt</text:p>
          </table:table-cell>
          <table:table-cell table:style-name="ce3" office:value-type="string">
            <text:p>CPH</text:p>
          </table:table-cell>
          <table:table-cell table:style-name="ce3" office:value-type="float" office:value="1193.68">
            <text:p>1193,68</text:p>
          </table:table-cell>
          <table:table-cell table:style-name="ce3" office:value-type="float" office:value="49.895842414">
            <text:p>49,895842414</text:p>
          </table:table-cell>
          <table:table-cell table:style-name="ce3" office:value-type="float" office:value="2017.72">
            <text:p>2017,72</text:p>
          </table:table-cell>
          <table:table-cell table:style-name="ce3" office:value-type="float" office:value="43.291141492">
            <text:p>43,291141492</text:p>
          </table:table-cell>
          <table:table-cell table:style-name="ce3" office:value-type="float" office:value="1031">
            <text:p>1031</text:p>
          </table:table-cell>
          <table:table-cell/>
          <table:table-cell table:style-name="ce7" table:formula="of:=100*([.C30]-[.G30])/[.G30]" office:value-type="float" office:value="15.7788554801164">
            <text:p>15,7788554801</text:p>
          </table:table-cell>
          <table:table-cell table:style-name="ce7" table:formula="of:=[.D30]" office:value-type="float" office:value="49.895842414">
            <text:p>49,895842414</text:p>
          </table:table-cell>
          <table:table-cell table:style-name="ce6" table:formula="of:=100*(([.E30]-[.G30])/[.G30])" office:value-type="float" office:value="95.7051406401552">
            <text:p>95,7051406402</text:p>
          </table:table-cell>
          <table:table-cell table:style-name="ce7" table:formula="of:=[.F30]" office:value-type="float" office:value="43.291141492">
            <text:p>43,291141492</text:p>
          </table:table-cell>
          <table:table-cell/>
          <table:table-cell table:style-name="ce10" table:formula="of:=[.A30]" office:value-type="string" office:string-value="phub_100_10_9,txt">
            <text:p>phub_100_10_9,txt</text:p>
          </table:table-cell>
          <table:table-cell table:style-name="ce13" table:formula="of:=AVERAGE([.I30:.I32])" office:value-type="float" office:value="20.0714516650501">
            <text:p>20,07</text:p>
          </table:table-cell>
          <table:table-cell table:style-name="ce14" table:formula="of:=AVERAGE([.J30:.J32])" office:value-type="float" office:value="49.8027740823333">
            <text:p>49,803</text:p>
          </table:table-cell>
          <table:table-cell table:style-name="ce13" table:formula="of:=AVERAGE([.K30:.K32])" office:value-type="float" office:value="91.8131264144843">
            <text:p>91,81</text:p>
          </table:table-cell>
          <table:table-cell table:style-name="ce14" table:formula="of:=AVERAGE([.L30:.L32])" office:value-type="float" office:value="43.20414854">
            <text:p>43,204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100_10_9,txt</text:p>
          </table:table-cell>
          <table:table-cell table:style-name="ce3" office:value-type="string">
            <text:p>CPH</text:p>
          </table:table-cell>
          <table:table-cell table:style-name="ce3" office:value-type="float" office:value="1233.36">
            <text:p>1233,36</text:p>
          </table:table-cell>
          <table:table-cell table:style-name="ce3" office:value-type="float" office:value="49.809280843">
            <text:p>49,809280843</text:p>
          </table:table-cell>
          <table:table-cell table:style-name="ce3" office:value-type="float" office:value="1904.27">
            <text:p>1904,27</text:p>
          </table:table-cell>
          <table:table-cell table:style-name="ce3" office:value-type="float" office:value="43.134443705">
            <text:p>43,134443705</text:p>
          </table:table-cell>
          <table:table-cell table:style-name="ce3" office:value-type="float" office:value="1031">
            <text:p>1031</text:p>
          </table:table-cell>
          <table:table-cell/>
          <table:table-cell table:style-name="ce7" table:formula="of:=100*([.C31]-[.G31])/[.G31]" office:value-type="float" office:value="19.627546071775">
            <text:p>19,6275460718</text:p>
          </table:table-cell>
          <table:table-cell table:style-name="ce7" table:formula="of:=[.D31]" office:value-type="float" office:value="49.809280843">
            <text:p>49,809280843</text:p>
          </table:table-cell>
          <table:table-cell table:style-name="ce6" table:formula="of:=100*(([.E31]-[.G31])/[.G31])" office:value-type="float" office:value="84.7012609117362">
            <text:p>84,7012609117</text:p>
          </table:table-cell>
          <table:table-cell table:style-name="ce7" table:formula="of:=[.F31]" office:value-type="float" office:value="43.134443705">
            <text:p>43,13444370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100_10_9,txt</text:p>
          </table:table-cell>
          <table:table-cell table:style-name="ce3" office:value-type="string">
            <text:p>CPH</text:p>
          </table:table-cell>
          <table:table-cell table:style-name="ce3" office:value-type="float" office:value="1286.77">
            <text:p>1286,77</text:p>
          </table:table-cell>
          <table:table-cell table:style-name="ce3" office:value-type="float" office:value="49.70319899">
            <text:p>49,70319899</text:p>
          </table:table-cell>
          <table:table-cell table:style-name="ce3" office:value-type="float" office:value="2010.79">
            <text:p>2010,79</text:p>
          </table:table-cell>
          <table:table-cell table:style-name="ce3" office:value-type="float" office:value="43.186860423">
            <text:p>43,186860423</text:p>
          </table:table-cell>
          <table:table-cell table:style-name="ce3" office:value-type="float" office:value="1031">
            <text:p>1031</text:p>
          </table:table-cell>
          <table:table-cell/>
          <table:table-cell table:style-name="ce7" table:formula="of:=100*([.C32]-[.G32])/[.G32]" office:value-type="float" office:value="24.807953443259">
            <text:p>24,8079534433</text:p>
          </table:table-cell>
          <table:table-cell table:style-name="ce7" table:formula="of:=[.D32]" office:value-type="float" office:value="49.70319899">
            <text:p>49,70319899</text:p>
          </table:table-cell>
          <table:table-cell table:style-name="ce6" table:formula="of:=100*(([.E32]-[.G32])/[.G32])" office:value-type="float" office:value="95.0329776915616">
            <text:p>95,0329776916</text:p>
          </table:table-cell>
          <table:table-cell table:style-name="ce7" table:formula="of:=[.F32]" office:value-type="float" office:value="43.186860423">
            <text:p>43,186860423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945.806">
            <text:p>945,806</text:p>
          </table:table-cell>
          <table:table-cell table:style-name="ce3" office:value-type="float" office:value="7.57808427">
            <text:p>7,57808427</text:p>
          </table:table-cell>
          <table:table-cell table:style-name="ce3" office:value-type="float" office:value="2071.35">
            <text:p>2071,35</text:p>
          </table:table-cell>
          <table:table-cell table:style-name="ce3" office:value-type="float" office:value="10.263684714">
            <text:p>10,263684714</text:p>
          </table:table-cell>
          <table:table-cell table:style-name="ce3" office:value-type="float" office:value="829">
            <text:p>829</text:p>
          </table:table-cell>
          <table:table-cell/>
          <table:table-cell table:style-name="ce7" table:formula="of:=100*([.C33]-[.G33])/[.G33]" office:value-type="float" office:value="14.0899879372738">
            <text:p>14,0899879373</text:p>
          </table:table-cell>
          <table:table-cell table:style-name="ce7" table:formula="of:=[.D33]" office:value-type="float" office:value="7.57808427">
            <text:p>7,57808427</text:p>
          </table:table-cell>
          <table:table-cell table:style-name="ce6" table:formula="of:=100*(([.E33]-[.G33])/[.G33])" office:value-type="float" office:value="149.861278648975">
            <text:p>149,861278649</text:p>
          </table:table-cell>
          <table:table-cell table:style-name="ce7" table:formula="of:=[.F33]" office:value-type="float" office:value="10.263684714">
            <text:p>10,263684714</text:p>
          </table:table-cell>
          <table:table-cell/>
          <table:table-cell table:style-name="ce10" table:formula="of:=[.A33]" office:value-type="string" office:string-value="phub_50_5_10,txt">
            <text:p>phub_50_5_10,txt</text:p>
          </table:table-cell>
          <table:table-cell table:style-name="ce13" table:formula="of:=AVERAGE([.I33:.I35])" office:value-type="float" office:value="17.1842380377965">
            <text:p>17,18</text:p>
          </table:table-cell>
          <table:table-cell table:style-name="ce14" table:formula="of:=AVERAGE([.J33:.J35])" office:value-type="float" office:value="7.58032971033333">
            <text:p>7,580</text:p>
          </table:table-cell>
          <table:table-cell table:style-name="ce13" table:formula="of:=AVERAGE([.K33:.K35])" office:value-type="float" office:value="135.157619622035">
            <text:p>135,16</text:p>
          </table:table-cell>
          <table:table-cell table:style-name="ce14" table:formula="of:=AVERAGE([.L33:.L35])" office:value-type="float" office:value="10.279702001">
            <text:p>10,2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972.403">
            <text:p>972,403</text:p>
          </table:table-cell>
          <table:table-cell table:style-name="ce3" office:value-type="float" office:value="7.575737319">
            <text:p>7,575737319</text:p>
          </table:table-cell>
          <table:table-cell table:style-name="ce3" office:value-type="float" office:value="1673.56">
            <text:p>1673,56</text:p>
          </table:table-cell>
          <table:table-cell table:style-name="ce3" office:value-type="float" office:value="10.255154794">
            <text:p>10,255154794</text:p>
          </table:table-cell>
          <table:table-cell table:style-name="ce3" office:value-type="float" office:value="829">
            <text:p>829</text:p>
          </table:table-cell>
          <table:table-cell/>
          <table:table-cell table:style-name="ce7" table:formula="of:=100*([.C34]-[.G34])/[.G34]" office:value-type="float" office:value="17.2983112183353">
            <text:p>17,2983112183</text:p>
          </table:table-cell>
          <table:table-cell table:style-name="ce7" table:formula="of:=[.D34]" office:value-type="float" office:value="7.575737319">
            <text:p>7,575737319</text:p>
          </table:table-cell>
          <table:table-cell table:style-name="ce6" table:formula="of:=100*(([.E34]-[.G34])/[.G34])" office:value-type="float" office:value="101.876960193004">
            <text:p>101,876960193</text:p>
          </table:table-cell>
          <table:table-cell table:style-name="ce7" table:formula="of:=[.F34]" office:value-type="float" office:value="10.255154794">
            <text:p>10,255154794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10,txt</text:p>
          </table:table-cell>
          <table:table-cell table:style-name="ce3" office:value-type="string">
            <text:p>CPH</text:p>
          </table:table-cell>
          <table:table-cell table:style-name="ce3" office:value-type="float" office:value="996.163">
            <text:p>996,163</text:p>
          </table:table-cell>
          <table:table-cell table:style-name="ce3" office:value-type="float" office:value="7.587167542">
            <text:p>7,587167542</text:p>
          </table:table-cell>
          <table:table-cell table:style-name="ce3" office:value-type="float" office:value="2103.46">
            <text:p>2103,46</text:p>
          </table:table-cell>
          <table:table-cell table:style-name="ce3" office:value-type="float" office:value="10.320266495">
            <text:p>10,320266495</text:p>
          </table:table-cell>
          <table:table-cell table:style-name="ce3" office:value-type="float" office:value="829">
            <text:p>829</text:p>
          </table:table-cell>
          <table:table-cell/>
          <table:table-cell table:style-name="ce7" table:formula="of:=100*([.C35]-[.G35])/[.G35]" office:value-type="float" office:value="20.1644149577805">
            <text:p>20,1644149578</text:p>
          </table:table-cell>
          <table:table-cell table:style-name="ce7" table:formula="of:=[.D35]" office:value-type="float" office:value="7.587167542">
            <text:p>7,587167542</text:p>
          </table:table-cell>
          <table:table-cell table:style-name="ce6" table:formula="of:=100*(([.E35]-[.G35])/[.G35])" office:value-type="float" office:value="153.734620024125">
            <text:p>153,7346200241</text:p>
          </table:table-cell>
          <table:table-cell table:style-name="ce7" table:formula="of:=[.F35]" office:value-type="float" office:value="10.320266495">
            <text:p>10,32026649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1,txt</text:p>
          </table:table-cell>
          <table:table-cell table:style-name="ce3" office:value-type="string">
            <text:p>CPH</text:p>
          </table:table-cell>
          <table:table-cell table:style-name="ce3" office:value-type="float" office:value="829.409">
            <text:p>829,409</text:p>
          </table:table-cell>
          <table:table-cell table:style-name="ce3" office:value-type="float" office:value="7.717024558">
            <text:p>7,717024558</text:p>
          </table:table-cell>
          <table:table-cell table:style-name="ce3" office:value-type="float" office:value="1852.8">
            <text:p>1852,8</text:p>
          </table:table-cell>
          <table:table-cell table:style-name="ce3" office:value-type="float" office:value="10.470309248">
            <text:p>10,470309248</text:p>
          </table:table-cell>
          <table:table-cell table:style-name="ce3" office:value-type="float" office:value="713">
            <text:p>713</text:p>
          </table:table-cell>
          <table:table-cell/>
          <table:table-cell table:style-name="ce7" table:formula="of:=100*([.C36]-[.G36])/[.G36]" office:value-type="float" office:value="16.3266479663394">
            <text:p>16,3266479663</text:p>
          </table:table-cell>
          <table:table-cell table:style-name="ce7" table:formula="of:=[.D36]" office:value-type="float" office:value="7.717024558">
            <text:p>7,717024558</text:p>
          </table:table-cell>
          <table:table-cell table:style-name="ce6" table:formula="of:=100*(([.E36]-[.G36])/[.G36])" office:value-type="float" office:value="159.859747545582">
            <text:p>159,8597475456</text:p>
          </table:table-cell>
          <table:table-cell table:style-name="ce7" table:formula="of:=[.F36]" office:value-type="float" office:value="10.470309248">
            <text:p>10,470309248</text:p>
          </table:table-cell>
          <table:table-cell/>
          <table:table-cell table:style-name="ce10" table:formula="of:=[.A36]" office:value-type="string" office:string-value="phub_50_5_1,txt">
            <text:p>phub_50_5_1,txt</text:p>
          </table:table-cell>
          <table:table-cell table:style-name="ce13" table:formula="of:=AVERAGE([.I36:.I38])" office:value-type="float" office:value="17.3995792426367">
            <text:p>17,40</text:p>
          </table:table-cell>
          <table:table-cell table:style-name="ce14" table:formula="of:=AVERAGE([.J36:.J38])" office:value-type="float" office:value="7.72997543733333">
            <text:p>7,730</text:p>
          </table:table-cell>
          <table:table-cell table:style-name="ce13" table:formula="of:=AVERAGE([.K36:.K38])" office:value-type="float" office:value="86.1082281439925">
            <text:p>86,11</text:p>
          </table:table-cell>
          <table:table-cell table:style-name="ce14" table:formula="of:=AVERAGE([.L36:.L38])" office:value-type="float" office:value="10.4209893823333">
            <text:p>10,421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1,txt</text:p>
          </table:table-cell>
          <table:table-cell table:style-name="ce3" office:value-type="string">
            <text:p>CPH</text:p>
          </table:table-cell>
          <table:table-cell table:style-name="ce3" office:value-type="float" office:value="833.255">
            <text:p>833,255</text:p>
          </table:table-cell>
          <table:table-cell table:style-name="ce3" office:value-type="float" office:value="7.692731317">
            <text:p>7,692731317</text:p>
          </table:table-cell>
          <table:table-cell table:style-name="ce3" office:value-type="float" office:value="925.695">
            <text:p>925,695</text:p>
          </table:table-cell>
          <table:table-cell table:style-name="ce3" office:value-type="float" office:value="10.406321713">
            <text:p>10,406321713</text:p>
          </table:table-cell>
          <table:table-cell table:style-name="ce3" office:value-type="float" office:value="713">
            <text:p>713</text:p>
          </table:table-cell>
          <table:table-cell/>
          <table:table-cell table:style-name="ce7" table:formula="of:=100*([.C37]-[.G37])/[.G37]" office:value-type="float" office:value="16.8660589060309">
            <text:p>16,866058906</text:p>
          </table:table-cell>
          <table:table-cell table:style-name="ce7" table:formula="of:=[.D37]" office:value-type="float" office:value="7.692731317">
            <text:p>7,692731317</text:p>
          </table:table-cell>
          <table:table-cell table:style-name="ce6" table:formula="of:=100*(([.E37]-[.G37])/[.G37])" office:value-type="float" office:value="29.8309957924264">
            <text:p>29,8309957924</text:p>
          </table:table-cell>
          <table:table-cell table:style-name="ce7" table:formula="of:=[.F37]" office:value-type="float" office:value="10.406321713">
            <text:p>10,406321713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1,txt</text:p>
          </table:table-cell>
          <table:table-cell table:style-name="ce3" office:value-type="string">
            <text:p>CPH</text:p>
          </table:table-cell>
          <table:table-cell table:style-name="ce3" office:value-type="float" office:value="848.513">
            <text:p>848,513</text:p>
          </table:table-cell>
          <table:table-cell table:style-name="ce3" office:value-type="float" office:value="7.780170437">
            <text:p>7,780170437</text:p>
          </table:table-cell>
          <table:table-cell table:style-name="ce3" office:value-type="float" office:value="1202.36">
            <text:p>1202,36</text:p>
          </table:table-cell>
          <table:table-cell table:style-name="ce3" office:value-type="float" office:value="10.386337186">
            <text:p>10,386337186</text:p>
          </table:table-cell>
          <table:table-cell table:style-name="ce3" office:value-type="float" office:value="713">
            <text:p>713</text:p>
          </table:table-cell>
          <table:table-cell/>
          <table:table-cell table:style-name="ce7" table:formula="of:=100*([.C38]-[.G38])/[.G38]" office:value-type="float" office:value="19.00603085554">
            <text:p>19,0060308555</text:p>
          </table:table-cell>
          <table:table-cell table:style-name="ce7" table:formula="of:=[.D38]" office:value-type="float" office:value="7.780170437">
            <text:p>7,780170437</text:p>
          </table:table-cell>
          <table:table-cell table:style-name="ce6" table:formula="of:=100*(([.E38]-[.G38])/[.G38])" office:value-type="float" office:value="68.6339410939691">
            <text:p>68,633941094</text:p>
          </table:table-cell>
          <table:table-cell table:style-name="ce7" table:formula="of:=[.F38]" office:value-type="float" office:value="10.386337186">
            <text:p>10,386337186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2,txt</text:p>
          </table:table-cell>
          <table:table-cell table:style-name="ce3" office:value-type="string">
            <text:p>CPH</text:p>
          </table:table-cell>
          <table:table-cell table:style-name="ce3" office:value-type="float" office:value="821.209">
            <text:p>821,209</text:p>
          </table:table-cell>
          <table:table-cell table:style-name="ce3" office:value-type="float" office:value="7.70801022">
            <text:p>7,70801022</text:p>
          </table:table-cell>
          <table:table-cell table:style-name="ce3" office:value-type="float" office:value="1169.34">
            <text:p>1169,34</text:p>
          </table:table-cell>
          <table:table-cell table:style-name="ce3" office:value-type="float" office:value="10.437462685">
            <text:p>10,437462685</text:p>
          </table:table-cell>
          <table:table-cell table:style-name="ce3" office:value-type="float" office:value="740">
            <text:p>740</text:p>
          </table:table-cell>
          <table:table-cell/>
          <table:table-cell table:style-name="ce7" table:formula="of:=100*([.C39]-[.G39])/[.G39]" office:value-type="float" office:value="10.9741891891892">
            <text:p>10,9741891892</text:p>
          </table:table-cell>
          <table:table-cell table:style-name="ce7" table:formula="of:=[.D39]" office:value-type="float" office:value="7.70801022">
            <text:p>7,70801022</text:p>
          </table:table-cell>
          <table:table-cell table:style-name="ce6" table:formula="of:=100*(([.E39]-[.G39])/[.G39])" office:value-type="float" office:value="58.0189189189189">
            <text:p>58,0189189189</text:p>
          </table:table-cell>
          <table:table-cell table:style-name="ce7" table:formula="of:=[.F39]" office:value-type="float" office:value="10.437462685">
            <text:p>10,437462685</text:p>
          </table:table-cell>
          <table:table-cell/>
          <table:table-cell table:style-name="ce10" table:formula="of:=[.A39]" office:value-type="string" office:string-value="phub_50_5_2,txt">
            <text:p>phub_50_5_2,txt</text:p>
          </table:table-cell>
          <table:table-cell table:style-name="ce13" table:formula="of:=AVERAGE([.I39:.I41])" office:value-type="float" office:value="13.2261261261261">
            <text:p>13,23</text:p>
          </table:table-cell>
          <table:table-cell table:style-name="ce14" table:formula="of:=AVERAGE([.J39:.J41])" office:value-type="float" office:value="7.69622475533333">
            <text:p>7,696</text:p>
          </table:table-cell>
          <table:table-cell table:style-name="ce13" table:formula="of:=AVERAGE([.K39:.K41])" office:value-type="float" office:value="81.6968468468468">
            <text:p>81,70</text:p>
          </table:table-cell>
          <table:table-cell table:style-name="ce14" table:formula="of:=AVERAGE([.L39:.L41])" office:value-type="float" office:value="10.4420206666667">
            <text:p>10,44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2,txt</text:p>
          </table:table-cell>
          <table:table-cell table:style-name="ce3" office:value-type="string">
            <text:p>CPH</text:p>
          </table:table-cell>
          <table:table-cell table:style-name="ce3" office:value-type="float" office:value="829.335">
            <text:p>829,335</text:p>
          </table:table-cell>
          <table:table-cell table:style-name="ce3" office:value-type="float" office:value="7.651543534">
            <text:p>7,651543534</text:p>
          </table:table-cell>
          <table:table-cell table:style-name="ce3" office:value-type="float" office:value="1658.73">
            <text:p>1658,73</text:p>
          </table:table-cell>
          <table:table-cell table:style-name="ce3" office:value-type="float" office:value="10.468000645">
            <text:p>10,468000645</text:p>
          </table:table-cell>
          <table:table-cell table:style-name="ce3" office:value-type="float" office:value="740">
            <text:p>740</text:p>
          </table:table-cell>
          <table:table-cell/>
          <table:table-cell table:style-name="ce7" table:formula="of:=100*([.C40]-[.G40])/[.G40]" office:value-type="float" office:value="12.0722972972973">
            <text:p>12,0722972973</text:p>
          </table:table-cell>
          <table:table-cell table:style-name="ce7" table:formula="of:=[.D40]" office:value-type="float" office:value="7.651543534">
            <text:p>7,651543534</text:p>
          </table:table-cell>
          <table:table-cell table:style-name="ce6" table:formula="of:=100*(([.E40]-[.G40])/[.G40])" office:value-type="float" office:value="124.152702702703">
            <text:p>124,1527027027</text:p>
          </table:table-cell>
          <table:table-cell table:style-name="ce7" table:formula="of:=[.F40]" office:value-type="float" office:value="10.468000645">
            <text:p>10,468000645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2,txt</text:p>
          </table:table-cell>
          <table:table-cell table:style-name="ce3" office:value-type="string">
            <text:p>CPH</text:p>
          </table:table-cell>
          <table:table-cell table:style-name="ce3" office:value-type="float" office:value="863.076">
            <text:p>863,076</text:p>
          </table:table-cell>
          <table:table-cell table:style-name="ce3" office:value-type="float" office:value="7.729120512">
            <text:p>7,729120512</text:p>
          </table:table-cell>
          <table:table-cell table:style-name="ce3" office:value-type="float" office:value="1205.6">
            <text:p>1205,6</text:p>
          </table:table-cell>
          <table:table-cell table:style-name="ce3" office:value-type="float" office:value="10.42059867">
            <text:p>10,42059867</text:p>
          </table:table-cell>
          <table:table-cell table:style-name="ce3" office:value-type="float" office:value="740">
            <text:p>740</text:p>
          </table:table-cell>
          <table:table-cell/>
          <table:table-cell table:style-name="ce7" table:formula="of:=100*([.C41]-[.G41])/[.G41]" office:value-type="float" office:value="16.6318918918919">
            <text:p>16,6318918919</text:p>
          </table:table-cell>
          <table:table-cell table:style-name="ce7" table:formula="of:=[.D41]" office:value-type="float" office:value="7.729120512">
            <text:p>7,729120512</text:p>
          </table:table-cell>
          <table:table-cell table:style-name="ce6" table:formula="of:=100*(([.E41]-[.G41])/[.G41])" office:value-type="float" office:value="62.9189189189189">
            <text:p>62,9189189189</text:p>
          </table:table-cell>
          <table:table-cell table:style-name="ce7" table:formula="of:=[.F41]" office:value-type="float" office:value="10.42059867">
            <text:p>10,42059867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3,txt</text:p>
          </table:table-cell>
          <table:table-cell table:style-name="ce3" office:value-type="string">
            <text:p>CPH</text:p>
          </table:table-cell>
          <table:table-cell table:style-name="ce3" office:value-type="float" office:value="842.967">
            <text:p>842,967</text:p>
          </table:table-cell>
          <table:table-cell table:style-name="ce3" office:value-type="float" office:value="7.741942602">
            <text:p>7,741942602</text:p>
          </table:table-cell>
          <table:table-cell table:style-name="ce3" office:value-type="float" office:value="985.615">
            <text:p>985,615</text:p>
          </table:table-cell>
          <table:table-cell table:style-name="ce3" office:value-type="float" office:value="10.342168094">
            <text:p>10,342168094</text:p>
          </table:table-cell>
          <table:table-cell table:style-name="ce3" office:value-type="float" office:value="751">
            <text:p>751</text:p>
          </table:table-cell>
          <table:table-cell/>
          <table:table-cell table:style-name="ce7" table:formula="of:=100*([.C42]-[.G42])/[.G42]" office:value-type="float" office:value="12.2459387483356">
            <text:p>12,2459387483</text:p>
          </table:table-cell>
          <table:table-cell table:style-name="ce7" table:formula="of:=[.D42]" office:value-type="float" office:value="7.741942602">
            <text:p>7,741942602</text:p>
          </table:table-cell>
          <table:table-cell table:style-name="ce6" table:formula="of:=100*(([.E42]-[.G42])/[.G42])" office:value-type="float" office:value="31.2403462050599">
            <text:p>31,2403462051</text:p>
          </table:table-cell>
          <table:table-cell table:style-name="ce7" table:formula="of:=[.F42]" office:value-type="float" office:value="10.342168094">
            <text:p>10,342168094</text:p>
          </table:table-cell>
          <table:table-cell/>
          <table:table-cell table:style-name="ce10" table:formula="of:=[.A42]" office:value-type="string" office:string-value="phub_50_5_3,txt">
            <text:p>phub_50_5_3,txt</text:p>
          </table:table-cell>
          <table:table-cell table:style-name="ce13" table:formula="of:=AVERAGE([.I42:.I44])" office:value-type="float" office:value="18.6754549489569">
            <text:p>18,68</text:p>
          </table:table-cell>
          <table:table-cell table:style-name="ce14" table:formula="of:=AVERAGE([.J42:.J44])" office:value-type="float" office:value="7.69265560533333">
            <text:p>7,693</text:p>
          </table:table-cell>
          <table:table-cell table:style-name="ce13" table:formula="of:=AVERAGE([.K42:.K44])" office:value-type="float" office:value="43.6367066134044">
            <text:p>43,64</text:p>
          </table:table-cell>
          <table:table-cell table:style-name="ce14" table:formula="of:=AVERAGE([.L42:.L44])" office:value-type="float" office:value="10.3560867143333">
            <text:p>10,356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3,txt</text:p>
          </table:table-cell>
          <table:table-cell table:style-name="ce3" office:value-type="string">
            <text:p>CPH</text:p>
          </table:table-cell>
          <table:table-cell table:style-name="ce3" office:value-type="float" office:value="909.977">
            <text:p>909,977</text:p>
          </table:table-cell>
          <table:table-cell table:style-name="ce3" office:value-type="float" office:value="7.614316387">
            <text:p>7,614316387</text:p>
          </table:table-cell>
          <table:table-cell table:style-name="ce3" office:value-type="float" office:value="1094.7">
            <text:p>1094,7</text:p>
          </table:table-cell>
          <table:table-cell table:style-name="ce3" office:value-type="float" office:value="10.39433003">
            <text:p>10,39433003</text:p>
          </table:table-cell>
          <table:table-cell table:style-name="ce3" office:value-type="float" office:value="751">
            <text:p>751</text:p>
          </table:table-cell>
          <table:table-cell/>
          <table:table-cell table:style-name="ce7" table:formula="of:=100*([.C43]-[.G43])/[.G43]" office:value-type="float" office:value="21.1687083888149">
            <text:p>21,1687083888</text:p>
          </table:table-cell>
          <table:table-cell table:style-name="ce7" table:formula="of:=[.D43]" office:value-type="float" office:value="7.614316387">
            <text:p>7,614316387</text:p>
          </table:table-cell>
          <table:table-cell table:style-name="ce6" table:formula="of:=100*(([.E43]-[.G43])/[.G43])" office:value-type="float" office:value="45.7656458055926">
            <text:p>45,7656458056</text:p>
          </table:table-cell>
          <table:table-cell table:style-name="ce7" table:formula="of:=[.F43]" office:value-type="float" office:value="10.39433003">
            <text:p>10,39433003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3,txt</text:p>
          </table:table-cell>
          <table:table-cell table:style-name="ce3" office:value-type="string">
            <text:p>CPH</text:p>
          </table:table-cell>
          <table:table-cell table:style-name="ce3" office:value-type="float" office:value="920.814">
            <text:p>920,814</text:p>
          </table:table-cell>
          <table:table-cell table:style-name="ce3" office:value-type="float" office:value="7.721707827">
            <text:p>7,721707827</text:p>
          </table:table-cell>
          <table:table-cell table:style-name="ce3" office:value-type="float" office:value="1155.82">
            <text:p>1155,82</text:p>
          </table:table-cell>
          <table:table-cell table:style-name="ce3" office:value-type="float" office:value="10.331762019">
            <text:p>10,331762019</text:p>
          </table:table-cell>
          <table:table-cell table:style-name="ce3" office:value-type="float" office:value="751">
            <text:p>751</text:p>
          </table:table-cell>
          <table:table-cell/>
          <table:table-cell table:style-name="ce7" table:formula="of:=100*([.C44]-[.G44])/[.G44]" office:value-type="float" office:value="22.6117177097204">
            <text:p>22,6117177097</text:p>
          </table:table-cell>
          <table:table-cell table:style-name="ce7" table:formula="of:=[.D44]" office:value-type="float" office:value="7.721707827">
            <text:p>7,721707827</text:p>
          </table:table-cell>
          <table:table-cell table:style-name="ce6" table:formula="of:=100*(([.E44]-[.G44])/[.G44])" office:value-type="float" office:value="53.9041278295606">
            <text:p>53,9041278296</text:p>
          </table:table-cell>
          <table:table-cell table:style-name="ce7" table:formula="of:=[.F44]" office:value-type="float" office:value="10.331762019">
            <text:p>10,331762019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4,txt</text:p>
          </table:table-cell>
          <table:table-cell table:style-name="ce3" office:value-type="string">
            <text:p>CPH</text:p>
          </table:table-cell>
          <table:table-cell table:style-name="ce3" office:value-type="float" office:value="724.481">
            <text:p>724,481</text:p>
          </table:table-cell>
          <table:table-cell table:style-name="ce3" office:value-type="float" office:value="7.735854126">
            <text:p>7,735854126</text:p>
          </table:table-cell>
          <table:table-cell table:style-name="ce3" office:value-type="float" office:value="1619.22">
            <text:p>1619,22</text:p>
          </table:table-cell>
          <table:table-cell table:style-name="ce3" office:value-type="float" office:value="10.372730848">
            <text:p>10,372730848</text:p>
          </table:table-cell>
          <table:table-cell table:style-name="ce3" office:value-type="float" office:value="651">
            <text:p>651</text:p>
          </table:table-cell>
          <table:table-cell/>
          <table:table-cell table:style-name="ce7" table:formula="of:=100*([.C45]-[.G45])/[.G45]" office:value-type="float" office:value="11.2874039938556">
            <text:p>11,2874039939</text:p>
          </table:table-cell>
          <table:table-cell table:style-name="ce7" table:formula="of:=[.D45]" office:value-type="float" office:value="7.735854126">
            <text:p>7,735854126</text:p>
          </table:table-cell>
          <table:table-cell table:style-name="ce6" table:formula="of:=100*(([.E45]-[.G45])/[.G45])" office:value-type="float" office:value="148.728110599078">
            <text:p>148,7281105991</text:p>
          </table:table-cell>
          <table:table-cell table:style-name="ce7" table:formula="of:=[.F45]" office:value-type="float" office:value="10.372730848">
            <text:p>10,372730848</text:p>
          </table:table-cell>
          <table:table-cell/>
          <table:table-cell table:style-name="ce10" table:formula="of:=[.A45]" office:value-type="string" office:string-value="phub_50_5_4,txt">
            <text:p>phub_50_5_4,txt</text:p>
          </table:table-cell>
          <table:table-cell table:style-name="ce13" table:formula="of:=AVERAGE([.I45:.I47])" office:value-type="float" office:value="24.089298515105">
            <text:p>24,09</text:p>
          </table:table-cell>
          <table:table-cell table:style-name="ce14" table:formula="of:=AVERAGE([.J45:.J47])" office:value-type="float" office:value="7.72125924933333">
            <text:p>7,721</text:p>
          </table:table-cell>
          <table:table-cell table:style-name="ce13" table:formula="of:=AVERAGE([.K45:.K47])" office:value-type="float" office:value="94.8656938044035">
            <text:p>94,87</text:p>
          </table:table-cell>
          <table:table-cell table:style-name="ce14" table:formula="of:=AVERAGE([.L45:.L47])" office:value-type="float" office:value="10.388403068">
            <text:p>10,38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4,txt</text:p>
          </table:table-cell>
          <table:table-cell table:style-name="ce3" office:value-type="string">
            <text:p>CPH</text:p>
          </table:table-cell>
          <table:table-cell table:style-name="ce3" office:value-type="float" office:value="776.689">
            <text:p>776,689</text:p>
          </table:table-cell>
          <table:table-cell table:style-name="ce3" office:value-type="float" office:value="7.700971755">
            <text:p>7,700971755</text:p>
          </table:table-cell>
          <table:table-cell table:style-name="ce3" office:value-type="float" office:value="913.357">
            <text:p>913,357</text:p>
          </table:table-cell>
          <table:table-cell table:style-name="ce3" office:value-type="float" office:value="10.385710708">
            <text:p>10,385710708</text:p>
          </table:table-cell>
          <table:table-cell table:style-name="ce3" office:value-type="float" office:value="651">
            <text:p>651</text:p>
          </table:table-cell>
          <table:table-cell/>
          <table:table-cell table:style-name="ce7" table:formula="of:=100*([.C46]-[.G46])/[.G46]" office:value-type="float" office:value="19.3070660522273">
            <text:p>19,3070660522</text:p>
          </table:table-cell>
          <table:table-cell table:style-name="ce7" table:formula="of:=[.D46]" office:value-type="float" office:value="7.700971755">
            <text:p>7,700971755</text:p>
          </table:table-cell>
          <table:table-cell table:style-name="ce6" table:formula="of:=100*(([.E46]-[.G46])/[.G46])" office:value-type="float" office:value="40.3006144393241">
            <text:p>40,3006144393</text:p>
          </table:table-cell>
          <table:table-cell table:style-name="ce7" table:formula="of:=[.F46]" office:value-type="float" office:value="10.385710708">
            <text:p>10,385710708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4,txt</text:p>
          </table:table-cell>
          <table:table-cell table:style-name="ce3" office:value-type="string">
            <text:p>CPH</text:p>
          </table:table-cell>
          <table:table-cell table:style-name="ce3" office:value-type="float" office:value="922.294">
            <text:p>922,294</text:p>
          </table:table-cell>
          <table:table-cell table:style-name="ce3" office:value-type="float" office:value="7.726951867">
            <text:p>7,726951867</text:p>
          </table:table-cell>
          <table:table-cell table:style-name="ce3" office:value-type="float" office:value="1273.15">
            <text:p>1273,15</text:p>
          </table:table-cell>
          <table:table-cell table:style-name="ce3" office:value-type="float" office:value="10.406767648">
            <text:p>10,406767648</text:p>
          </table:table-cell>
          <table:table-cell table:style-name="ce3" office:value-type="float" office:value="651">
            <text:p>651</text:p>
          </table:table-cell>
          <table:table-cell/>
          <table:table-cell table:style-name="ce7" table:formula="of:=100*([.C47]-[.G47])/[.G47]" office:value-type="float" office:value="41.6734254992319">
            <text:p>41,6734254992</text:p>
          </table:table-cell>
          <table:table-cell table:style-name="ce7" table:formula="of:=[.D47]" office:value-type="float" office:value="7.726951867">
            <text:p>7,726951867</text:p>
          </table:table-cell>
          <table:table-cell table:style-name="ce6" table:formula="of:=100*(([.E47]-[.G47])/[.G47])" office:value-type="float" office:value="95.568356374808">
            <text:p>95,5683563748</text:p>
          </table:table-cell>
          <table:table-cell table:style-name="ce7" table:formula="of:=[.F47]" office:value-type="float" office:value="10.406767648">
            <text:p>10,406767648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5,txt</text:p>
          </table:table-cell>
          <table:table-cell table:style-name="ce3" office:value-type="string">
            <text:p>CPH</text:p>
          </table:table-cell>
          <table:table-cell table:style-name="ce3" office:value-type="float" office:value="772.458">
            <text:p>772,458</text:p>
          </table:table-cell>
          <table:table-cell table:style-name="ce3" office:value-type="float" office:value="7.674397002">
            <text:p>7,674397002</text:p>
          </table:table-cell>
          <table:table-cell table:style-name="ce3" office:value-type="float" office:value="1119.56">
            <text:p>1119,56</text:p>
          </table:table-cell>
          <table:table-cell table:style-name="ce3" office:value-type="float" office:value="10.35585929">
            <text:p>10,35585929</text:p>
          </table:table-cell>
          <table:table-cell table:style-name="ce3" office:value-type="float" office:value="664">
            <text:p>664</text:p>
          </table:table-cell>
          <table:table-cell/>
          <table:table-cell table:style-name="ce7" table:formula="of:=100*([.C48]-[.G48])/[.G48]" office:value-type="float" office:value="16.3340361445783">
            <text:p>16,3340361446</text:p>
          </table:table-cell>
          <table:table-cell table:style-name="ce7" table:formula="of:=[.D48]" office:value-type="float" office:value="7.674397002">
            <text:p>7,674397002</text:p>
          </table:table-cell>
          <table:table-cell table:style-name="ce6" table:formula="of:=100*(([.E48]-[.G48])/[.G48])" office:value-type="float" office:value="68.6084337349398">
            <text:p>68,6084337349</text:p>
          </table:table-cell>
          <table:table-cell table:style-name="ce7" table:formula="of:=[.F48]" office:value-type="float" office:value="10.35585929">
            <text:p>10,35585929</text:p>
          </table:table-cell>
          <table:table-cell/>
          <table:table-cell table:style-name="ce10" table:formula="of:=[.A48]" office:value-type="string" office:string-value="phub_50_5_5,txt">
            <text:p>phub_50_5_5,txt</text:p>
          </table:table-cell>
          <table:table-cell table:style-name="ce13" table:formula="of:=AVERAGE([.I48:.I50])" office:value-type="float" office:value="19.3953815261044">
            <text:p>19,40</text:p>
          </table:table-cell>
          <table:table-cell table:style-name="ce14" table:formula="of:=AVERAGE([.J48:.J50])" office:value-type="float" office:value="7.67485483633333">
            <text:p>7,675</text:p>
          </table:table-cell>
          <table:table-cell table:style-name="ce13" table:formula="of:=AVERAGE([.K48:.K50])" office:value-type="float" office:value="65.7238955823293">
            <text:p>65,72</text:p>
          </table:table-cell>
          <table:table-cell table:style-name="ce14" table:formula="of:=AVERAGE([.L48:.L50])" office:value-type="float" office:value="10.337170484">
            <text:p>10,33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5,txt</text:p>
          </table:table-cell>
          <table:table-cell table:style-name="ce3" office:value-type="string">
            <text:p>CPH</text:p>
          </table:table-cell>
          <table:table-cell table:style-name="ce3" office:value-type="float" office:value="796.734">
            <text:p>796,734</text:p>
          </table:table-cell>
          <table:table-cell table:style-name="ce3" office:value-type="float" office:value="7.682128785">
            <text:p>7,682128785</text:p>
          </table:table-cell>
          <table:table-cell table:style-name="ce3" office:value-type="float" office:value="1051.71">
            <text:p>1051,71</text:p>
          </table:table-cell>
          <table:table-cell table:style-name="ce3" office:value-type="float" office:value="10.339973329">
            <text:p>10,339973329</text:p>
          </table:table-cell>
          <table:table-cell table:style-name="ce3" office:value-type="float" office:value="664">
            <text:p>664</text:p>
          </table:table-cell>
          <table:table-cell/>
          <table:table-cell table:style-name="ce7" table:formula="of:=100*([.C49]-[.G49])/[.G49]" office:value-type="float" office:value="19.9900602409639">
            <text:p>19,990060241</text:p>
          </table:table-cell>
          <table:table-cell table:style-name="ce7" table:formula="of:=[.D49]" office:value-type="float" office:value="7.682128785">
            <text:p>7,682128785</text:p>
          </table:table-cell>
          <table:table-cell table:style-name="ce6" table:formula="of:=100*(([.E49]-[.G49])/[.G49])" office:value-type="float" office:value="58.3900602409639">
            <text:p>58,390060241</text:p>
          </table:table-cell>
          <table:table-cell table:style-name="ce7" table:formula="of:=[.F49]" office:value-type="float" office:value="10.339973329">
            <text:p>10,339973329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5,txt</text:p>
          </table:table-cell>
          <table:table-cell table:style-name="ce3" office:value-type="string">
            <text:p>CPH</text:p>
          </table:table-cell>
          <table:table-cell table:style-name="ce3" office:value-type="float" office:value="809.164">
            <text:p>809,164</text:p>
          </table:table-cell>
          <table:table-cell table:style-name="ce3" office:value-type="float" office:value="7.668038722">
            <text:p>7,668038722</text:p>
          </table:table-cell>
          <table:table-cell table:style-name="ce3" office:value-type="float" office:value="1129.95">
            <text:p>1129,95</text:p>
          </table:table-cell>
          <table:table-cell table:style-name="ce3" office:value-type="float" office:value="10.315678833">
            <text:p>10,315678833</text:p>
          </table:table-cell>
          <table:table-cell table:style-name="ce3" office:value-type="float" office:value="664">
            <text:p>664</text:p>
          </table:table-cell>
          <table:table-cell/>
          <table:table-cell table:style-name="ce7" table:formula="of:=100*([.C50]-[.G50])/[.G50]" office:value-type="float" office:value="21.8620481927711">
            <text:p>21,8620481928</text:p>
          </table:table-cell>
          <table:table-cell table:style-name="ce7" table:formula="of:=[.D50]" office:value-type="float" office:value="7.668038722">
            <text:p>7,668038722</text:p>
          </table:table-cell>
          <table:table-cell table:style-name="ce6" table:formula="of:=100*(([.E50]-[.G50])/[.G50])" office:value-type="float" office:value="70.1731927710843">
            <text:p>70,1731927711</text:p>
          </table:table-cell>
          <table:table-cell table:style-name="ce7" table:formula="of:=[.F50]" office:value-type="float" office:value="10.315678833">
            <text:p>10,315678833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6,txt</text:p>
          </table:table-cell>
          <table:table-cell table:style-name="ce3" office:value-type="string">
            <text:p>CPH</text:p>
          </table:table-cell>
          <table:table-cell table:style-name="ce3" office:value-type="float" office:value="881.419">
            <text:p>881,419</text:p>
          </table:table-cell>
          <table:table-cell table:style-name="ce3" office:value-type="float" office:value="7.688283473">
            <text:p>7,688283473</text:p>
          </table:table-cell>
          <table:table-cell table:style-name="ce3" office:value-type="float" office:value="1604.25">
            <text:p>1604,25</text:p>
          </table:table-cell>
          <table:table-cell table:style-name="ce3" office:value-type="float" office:value="10.368420944">
            <text:p>10,368420944</text:p>
          </table:table-cell>
          <table:table-cell table:style-name="ce3" office:value-type="float" office:value="778">
            <text:p>778</text:p>
          </table:table-cell>
          <table:table-cell/>
          <table:table-cell table:style-name="ce7" table:formula="of:=100*([.C51]-[.G51])/[.G51]" office:value-type="float" office:value="13.2929305912596">
            <text:p>13,2929305913</text:p>
          </table:table-cell>
          <table:table-cell table:style-name="ce7" table:formula="of:=[.D51]" office:value-type="float" office:value="7.688283473">
            <text:p>7,688283473</text:p>
          </table:table-cell>
          <table:table-cell table:style-name="ce6" table:formula="of:=100*(([.E51]-[.G51])/[.G51])" office:value-type="float" office:value="106.201799485861">
            <text:p>106,2017994859</text:p>
          </table:table-cell>
          <table:table-cell table:style-name="ce7" table:formula="of:=[.F51]" office:value-type="float" office:value="10.368420944">
            <text:p>10,368420944</text:p>
          </table:table-cell>
          <table:table-cell/>
          <table:table-cell table:style-name="ce10" table:formula="of:=[.A51]" office:value-type="string" office:string-value="phub_50_5_6,txt">
            <text:p>phub_50_5_6,txt</text:p>
          </table:table-cell>
          <table:table-cell table:style-name="ce13" table:formula="of:=AVERAGE([.I51:.I53])" office:value-type="float" office:value="19.2370179948586">
            <text:p>19,24</text:p>
          </table:table-cell>
          <table:table-cell table:style-name="ce14" table:formula="of:=AVERAGE([.J51:.J53])" office:value-type="float" office:value="7.64828872333333">
            <text:p>7,648</text:p>
          </table:table-cell>
          <table:table-cell table:style-name="ce13" table:formula="of:=AVERAGE([.K51:.K53])" office:value-type="float" office:value="80.9627249357327">
            <text:p>80,96</text:p>
          </table:table-cell>
          <table:table-cell table:style-name="ce14" table:formula="of:=AVERAGE([.L51:.L53])" office:value-type="float" office:value="10.357037025">
            <text:p>10,35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6,txt</text:p>
          </table:table-cell>
          <table:table-cell table:style-name="ce3" office:value-type="string">
            <text:p>CPH</text:p>
          </table:table-cell>
          <table:table-cell table:style-name="ce3" office:value-type="float" office:value="941.275">
            <text:p>941,275</text:p>
          </table:table-cell>
          <table:table-cell table:style-name="ce3" office:value-type="float" office:value="7.636555877">
            <text:p>7,636555877</text:p>
          </table:table-cell>
          <table:table-cell table:style-name="ce3" office:value-type="float" office:value="1141.82">
            <text:p>1141,82</text:p>
          </table:table-cell>
          <table:table-cell table:style-name="ce3" office:value-type="float" office:value="10.3808191">
            <text:p>10,3808191</text:p>
          </table:table-cell>
          <table:table-cell table:style-name="ce3" office:value-type="float" office:value="778">
            <text:p>778</text:p>
          </table:table-cell>
          <table:table-cell/>
          <table:table-cell table:style-name="ce7" table:formula="of:=100*([.C52]-[.G52])/[.G52]" office:value-type="float" office:value="20.9865038560411">
            <text:p>20,986503856</text:p>
          </table:table-cell>
          <table:table-cell table:style-name="ce7" table:formula="of:=[.D52]" office:value-type="float" office:value="7.636555877">
            <text:p>7,636555877</text:p>
          </table:table-cell>
          <table:table-cell table:style-name="ce6" table:formula="of:=100*(([.E52]-[.G52])/[.G52])" office:value-type="float" office:value="46.7634961439589">
            <text:p>46,763496144</text:p>
          </table:table-cell>
          <table:table-cell table:style-name="ce7" table:formula="of:=[.F52]" office:value-type="float" office:value="10.3808191">
            <text:p>10,3808191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6,txt</text:p>
          </table:table-cell>
          <table:table-cell table:style-name="ce3" office:value-type="string">
            <text:p>CPH</text:p>
          </table:table-cell>
          <table:table-cell table:style-name="ce3" office:value-type="float" office:value="960.298">
            <text:p>960,298</text:p>
          </table:table-cell>
          <table:table-cell table:style-name="ce3" office:value-type="float" office:value="7.62002682">
            <text:p>7,62002682</text:p>
          </table:table-cell>
          <table:table-cell table:style-name="ce3" office:value-type="float" office:value="1477.6">
            <text:p>1477,6</text:p>
          </table:table-cell>
          <table:table-cell table:style-name="ce3" office:value-type="float" office:value="10.321871031">
            <text:p>10,321871031</text:p>
          </table:table-cell>
          <table:table-cell table:style-name="ce3" office:value-type="float" office:value="778">
            <text:p>778</text:p>
          </table:table-cell>
          <table:table-cell/>
          <table:table-cell table:style-name="ce7" table:formula="of:=100*([.C53]-[.G53])/[.G53]" office:value-type="float" office:value="23.4316195372751">
            <text:p>23,4316195373</text:p>
          </table:table-cell>
          <table:table-cell table:style-name="ce7" table:formula="of:=[.D53]" office:value-type="float" office:value="7.62002682">
            <text:p>7,62002682</text:p>
          </table:table-cell>
          <table:table-cell table:style-name="ce6" table:formula="of:=100*(([.E53]-[.G53])/[.G53])" office:value-type="float" office:value="89.9228791773779">
            <text:p>89,9228791774</text:p>
          </table:table-cell>
          <table:table-cell table:style-name="ce7" table:formula="of:=[.F53]" office:value-type="float" office:value="10.321871031">
            <text:p>10,321871031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7,txt</text:p>
          </table:table-cell>
          <table:table-cell table:style-name="ce3" office:value-type="string">
            <text:p>CPH</text:p>
          </table:table-cell>
          <table:table-cell table:style-name="ce3" office:value-type="float" office:value="1005.04">
            <text:p>1005,04</text:p>
          </table:table-cell>
          <table:table-cell table:style-name="ce3" office:value-type="float" office:value="7.591668534">
            <text:p>7,591668534</text:p>
          </table:table-cell>
          <table:table-cell table:style-name="ce3" office:value-type="float" office:value="1087.61">
            <text:p>1087,61</text:p>
          </table:table-cell>
          <table:table-cell table:style-name="ce3" office:value-type="float" office:value="10.374901579">
            <text:p>10,374901579</text:p>
          </table:table-cell>
          <table:table-cell table:style-name="ce3" office:value-type="float" office:value="787">
            <text:p>787</text:p>
          </table:table-cell>
          <table:table-cell/>
          <table:table-cell table:style-name="ce7" table:formula="of:=100*([.C54]-[.G54])/[.G54]" office:value-type="float" office:value="27.705209656925">
            <text:p>27,7052096569</text:p>
          </table:table-cell>
          <table:table-cell table:style-name="ce7" table:formula="of:=[.D54]" office:value-type="float" office:value="7.591668534">
            <text:p>7,591668534</text:p>
          </table:table-cell>
          <table:table-cell table:style-name="ce6" table:formula="of:=100*(([.E54]-[.G54])/[.G54])" office:value-type="float" office:value="38.1969504447268">
            <text:p>38,1969504447</text:p>
          </table:table-cell>
          <table:table-cell table:style-name="ce7" table:formula="of:=[.F54]" office:value-type="float" office:value="10.374901579">
            <text:p>10,374901579</text:p>
          </table:table-cell>
          <table:table-cell/>
          <table:table-cell table:style-name="ce10" table:formula="of:=[.A54]" office:value-type="string" office:string-value="phub_50_5_7,txt">
            <text:p>phub_50_5_7,txt</text:p>
          </table:table-cell>
          <table:table-cell table:style-name="ce13" table:formula="of:=AVERAGE([.I54:.I56])" office:value-type="float" office:value="14.1800508259212">
            <text:p>14,18</text:p>
          </table:table-cell>
          <table:table-cell table:style-name="ce14" table:formula="of:=AVERAGE([.J54:.J56])" office:value-type="float" office:value="7.62450057433333">
            <text:p>7,625</text:p>
          </table:table-cell>
          <table:table-cell table:style-name="ce13" table:formula="of:=AVERAGE([.K54:.K56])" office:value-type="float" office:value="38.6565014824227">
            <text:p>38,66</text:p>
          </table:table-cell>
          <table:table-cell table:style-name="ce14" table:formula="of:=AVERAGE([.L54:.L56])" office:value-type="float" office:value="10.368042354">
            <text:p>10,36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7,txt</text:p>
          </table:table-cell>
          <table:table-cell table:style-name="ce3" office:value-type="string">
            <text:p>CPH</text:p>
          </table:table-cell>
          <table:table-cell table:style-name="ce3" office:value-type="float" office:value="838.709">
            <text:p>838,709</text:p>
          </table:table-cell>
          <table:table-cell table:style-name="ce3" office:value-type="float" office:value="7.6552072">
            <text:p>7,6552072</text:p>
          </table:table-cell>
          <table:table-cell table:style-name="ce3" office:value-type="float" office:value="1081.5">
            <text:p>1081,5</text:p>
          </table:table-cell>
          <table:table-cell table:style-name="ce3" office:value-type="float" office:value="10.408518081">
            <text:p>10,408518081</text:p>
          </table:table-cell>
          <table:table-cell table:style-name="ce3" office:value-type="float" office:value="787">
            <text:p>787</text:p>
          </table:table-cell>
          <table:table-cell/>
          <table:table-cell table:style-name="ce7" table:formula="of:=100*([.C55]-[.G55])/[.G55]" office:value-type="float" office:value="6.57039390088945">
            <text:p>6,5703939009</text:p>
          </table:table-cell>
          <table:table-cell table:style-name="ce7" table:formula="of:=[.D55]" office:value-type="float" office:value="7.6552072">
            <text:p>7,6552072</text:p>
          </table:table-cell>
          <table:table-cell table:style-name="ce6" table:formula="of:=100*(([.E55]-[.G55])/[.G55])" office:value-type="float" office:value="37.420584498094">
            <text:p>37,4205844981</text:p>
          </table:table-cell>
          <table:table-cell table:style-name="ce7" table:formula="of:=[.F55]" office:value-type="float" office:value="10.408518081">
            <text:p>10,408518081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7,txt</text:p>
          </table:table-cell>
          <table:table-cell table:style-name="ce3" office:value-type="string">
            <text:p>CPH</text:p>
          </table:table-cell>
          <table:table-cell table:style-name="ce3" office:value-type="float" office:value="852.042">
            <text:p>852,042</text:p>
          </table:table-cell>
          <table:table-cell table:style-name="ce3" office:value-type="float" office:value="7.626625989">
            <text:p>7,626625989</text:p>
          </table:table-cell>
          <table:table-cell table:style-name="ce3" office:value-type="float" office:value="1104.57">
            <text:p>1104,57</text:p>
          </table:table-cell>
          <table:table-cell table:style-name="ce3" office:value-type="float" office:value="10.320707402">
            <text:p>10,320707402</text:p>
          </table:table-cell>
          <table:table-cell table:style-name="ce3" office:value-type="float" office:value="787">
            <text:p>787</text:p>
          </table:table-cell>
          <table:table-cell/>
          <table:table-cell table:style-name="ce7" table:formula="of:=100*([.C56]-[.G56])/[.G56]" office:value-type="float" office:value="8.26454891994918">
            <text:p>8,2645489199</text:p>
          </table:table-cell>
          <table:table-cell table:style-name="ce7" table:formula="of:=[.D56]" office:value-type="float" office:value="7.626625989">
            <text:p>7,626625989</text:p>
          </table:table-cell>
          <table:table-cell table:style-name="ce6" table:formula="of:=100*(([.E56]-[.G56])/[.G56])" office:value-type="float" office:value="40.3519695044473">
            <text:p>40,3519695044</text:p>
          </table:table-cell>
          <table:table-cell table:style-name="ce7" table:formula="of:=[.F56]" office:value-type="float" office:value="10.320707402">
            <text:p>10,32070740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8,txt</text:p>
          </table:table-cell>
          <table:table-cell table:style-name="ce3" office:value-type="string">
            <text:p>CPH</text:p>
          </table:table-cell>
          <table:table-cell table:style-name="ce3" office:value-type="float" office:value="1030.07">
            <text:p>1030,07</text:p>
          </table:table-cell>
          <table:table-cell table:style-name="ce3" office:value-type="float" office:value="7.670923237">
            <text:p>7,670923237</text:p>
          </table:table-cell>
          <table:table-cell table:style-name="ce3" office:value-type="float" office:value="1596.14">
            <text:p>1596,14</text:p>
          </table:table-cell>
          <table:table-cell table:style-name="ce3" office:value-type="float" office:value="10.354852529">
            <text:p>10,354852529</text:p>
          </table:table-cell>
          <table:table-cell table:style-name="ce3" office:value-type="float" office:value="820">
            <text:p>820</text:p>
          </table:table-cell>
          <table:table-cell/>
          <table:table-cell table:style-name="ce7" table:formula="of:=100*([.C57]-[.G57])/[.G57]" office:value-type="float" office:value="25.6182926829268">
            <text:p>25,6182926829</text:p>
          </table:table-cell>
          <table:table-cell table:style-name="ce7" table:formula="of:=[.D57]" office:value-type="float" office:value="7.670923237">
            <text:p>7,670923237</text:p>
          </table:table-cell>
          <table:table-cell table:style-name="ce6" table:formula="of:=100*(([.E57]-[.G57])/[.G57])" office:value-type="float" office:value="94.6512195121951">
            <text:p>94,6512195122</text:p>
          </table:table-cell>
          <table:table-cell table:style-name="ce7" table:formula="of:=[.F57]" office:value-type="float" office:value="10.354852529">
            <text:p>10,354852529</text:p>
          </table:table-cell>
          <table:table-cell/>
          <table:table-cell table:style-name="ce10" table:formula="of:=[.A57]" office:value-type="string" office:string-value="phub_50_5_8,txt">
            <text:p>phub_50_5_8,txt</text:p>
          </table:table-cell>
          <table:table-cell table:style-name="ce13" table:formula="of:=AVERAGE([.I57:.I59])" office:value-type="float" office:value="17.6738617886179">
            <text:p>17,67</text:p>
          </table:table-cell>
          <table:table-cell table:style-name="ce14" table:formula="of:=AVERAGE([.J57:.J59])" office:value-type="float" office:value="7.64718313966667">
            <text:p>7,647</text:p>
          </table:table-cell>
          <table:table-cell table:style-name="ce13" table:formula="of:=AVERAGE([.K57:.K59])" office:value-type="float" office:value="67.2674796747967">
            <text:p>67,27</text:p>
          </table:table-cell>
          <table:table-cell table:style-name="ce14" table:formula="of:=AVERAGE([.L57:.L59])" office:value-type="float" office:value="10.327519488">
            <text:p>10,32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8,txt</text:p>
          </table:table-cell>
          <table:table-cell table:style-name="ce3" office:value-type="string">
            <text:p>CPH</text:p>
          </table:table-cell>
          <table:table-cell table:style-name="ce3" office:value-type="float" office:value="907.623">
            <text:p>907,623</text:p>
          </table:table-cell>
          <table:table-cell table:style-name="ce3" office:value-type="float" office:value="7.64233071">
            <text:p>7,64233071</text:p>
          </table:table-cell>
          <table:table-cell table:style-name="ce3" office:value-type="float" office:value="1217.09">
            <text:p>1217,09</text:p>
          </table:table-cell>
          <table:table-cell table:style-name="ce3" office:value-type="float" office:value="10.337118982">
            <text:p>10,337118982</text:p>
          </table:table-cell>
          <table:table-cell table:style-name="ce3" office:value-type="float" office:value="820">
            <text:p>820</text:p>
          </table:table-cell>
          <table:table-cell/>
          <table:table-cell table:style-name="ce7" table:formula="of:=100*([.C58]-[.G58])/[.G58]" office:value-type="float" office:value="10.6857317073171">
            <text:p>10,6857317073</text:p>
          </table:table-cell>
          <table:table-cell table:style-name="ce7" table:formula="of:=[.D58]" office:value-type="float" office:value="7.64233071">
            <text:p>7,64233071</text:p>
          </table:table-cell>
          <table:table-cell table:style-name="ce6" table:formula="of:=100*(([.E58]-[.G58])/[.G58])" office:value-type="float" office:value="48.4256097560976">
            <text:p>48,4256097561</text:p>
          </table:table-cell>
          <table:table-cell table:style-name="ce7" table:formula="of:=[.F58]" office:value-type="float" office:value="10.337118982">
            <text:p>10,337118982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8,txt</text:p>
          </table:table-cell>
          <table:table-cell table:style-name="ce3" office:value-type="string">
            <text:p>CPH</text:p>
          </table:table-cell>
          <table:table-cell table:style-name="ce3" office:value-type="float" office:value="957.084">
            <text:p>957,084</text:p>
          </table:table-cell>
          <table:table-cell table:style-name="ce3" office:value-type="float" office:value="7.628295472">
            <text:p>7,628295472</text:p>
          </table:table-cell>
          <table:table-cell table:style-name="ce3" office:value-type="float" office:value="1301.55">
            <text:p>1301,55</text:p>
          </table:table-cell>
          <table:table-cell table:style-name="ce3" office:value-type="float" office:value="10.290586953">
            <text:p>10,290586953</text:p>
          </table:table-cell>
          <table:table-cell table:style-name="ce3" office:value-type="float" office:value="820">
            <text:p>820</text:p>
          </table:table-cell>
          <table:table-cell/>
          <table:table-cell table:style-name="ce7" table:formula="of:=100*([.C59]-[.G59])/[.G59]" office:value-type="float" office:value="16.7175609756098">
            <text:p>16,7175609756</text:p>
          </table:table-cell>
          <table:table-cell table:style-name="ce7" table:formula="of:=[.D59]" office:value-type="float" office:value="7.628295472">
            <text:p>7,628295472</text:p>
          </table:table-cell>
          <table:table-cell table:style-name="ce6" table:formula="of:=100*(([.E59]-[.G59])/[.G59])" office:value-type="float" office:value="58.7256097560976">
            <text:p>58,7256097561</text:p>
          </table:table-cell>
          <table:table-cell table:style-name="ce7" table:formula="of:=[.F59]" office:value-type="float" office:value="10.290586953">
            <text:p>10,290586953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9,txt</text:p>
          </table:table-cell>
          <table:table-cell table:style-name="ce3" office:value-type="string">
            <text:p>CPH</text:p>
          </table:table-cell>
          <table:table-cell table:style-name="ce3" office:value-type="float" office:value="753.668">
            <text:p>753,668</text:p>
          </table:table-cell>
          <table:table-cell table:style-name="ce3" office:value-type="float" office:value="7.643062559">
            <text:p>7,643062559</text:p>
          </table:table-cell>
          <table:table-cell table:style-name="ce3" office:value-type="float" office:value="1094.34">
            <text:p>1094,34</text:p>
          </table:table-cell>
          <table:table-cell table:style-name="ce3" office:value-type="float" office:value="10.303738348">
            <text:p>10,303738348</text:p>
          </table:table-cell>
          <table:table-cell table:style-name="ce3" office:value-type="float" office:value="715">
            <text:p>715</text:p>
          </table:table-cell>
          <table:table-cell/>
          <table:table-cell table:style-name="ce7" table:formula="of:=100*([.C60]-[.G60])/[.G60]" office:value-type="float" office:value="5.40811188811189">
            <text:p>5,4081118881</text:p>
          </table:table-cell>
          <table:table-cell table:style-name="ce7" table:formula="of:=[.D60]" office:value-type="float" office:value="7.643062559">
            <text:p>7,643062559</text:p>
          </table:table-cell>
          <table:table-cell table:style-name="ce6" table:formula="of:=100*(([.E60]-[.G60])/[.G60])" office:value-type="float" office:value="53.0545454545454">
            <text:p>53,0545454545</text:p>
          </table:table-cell>
          <table:table-cell table:style-name="ce7" table:formula="of:=[.F60]" office:value-type="float" office:value="10.303738348">
            <text:p>10,303738348</text:p>
          </table:table-cell>
          <table:table-cell/>
          <table:table-cell table:style-name="ce10" table:formula="of:=[.A60]" office:value-type="string" office:string-value="phub_50_5_9,txt">
            <text:p>phub_50_5_9,txt</text:p>
          </table:table-cell>
          <table:table-cell table:style-name="ce13" table:formula="of:=AVERAGE([.I60:.I62])" office:value-type="float" office:value="11.9136596736597">
            <text:p>11,91</text:p>
          </table:table-cell>
          <table:table-cell table:style-name="ce14" table:formula="of:=AVERAGE([.J60:.J62])" office:value-type="float" office:value="7.62082030733333">
            <text:p>7,621</text:p>
          </table:table-cell>
          <table:table-cell table:style-name="ce13" table:formula="of:=AVERAGE([.K60:.K62])" office:value-type="float" office:value="36.4242424242424">
            <text:p>36,42</text:p>
          </table:table-cell>
          <table:table-cell table:style-name="ce14" table:formula="of:=AVERAGE([.L60:.L62])" office:value-type="float" office:value="10.3127688733333">
            <text:p>10,313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phub_50_5_9,txt</text:p>
          </table:table-cell>
          <table:table-cell table:style-name="ce3" office:value-type="string">
            <text:p>CPH</text:p>
          </table:table-cell>
          <table:table-cell table:style-name="ce3" office:value-type="float" office:value="759.685">
            <text:p>759,685</text:p>
          </table:table-cell>
          <table:table-cell table:style-name="ce3" office:value-type="float" office:value="7.626820984">
            <text:p>7,626820984</text:p>
          </table:table-cell>
          <table:table-cell table:style-name="ce3" office:value-type="float" office:value="876.236">
            <text:p>876,236</text:p>
          </table:table-cell>
          <table:table-cell table:style-name="ce3" office:value-type="float" office:value="10.335649598">
            <text:p>10,335649598</text:p>
          </table:table-cell>
          <table:table-cell table:style-name="ce3" office:value-type="float" office:value="715">
            <text:p>715</text:p>
          </table:table-cell>
          <table:table-cell/>
          <table:table-cell table:style-name="ce7" table:formula="of:=100*([.C61]-[.G61])/[.G61]" office:value-type="float" office:value="6.24965034965034">
            <text:p>6,2496503497</text:p>
          </table:table-cell>
          <table:table-cell table:style-name="ce7" table:formula="of:=[.D61]" office:value-type="float" office:value="7.626820984">
            <text:p>7,626820984</text:p>
          </table:table-cell>
          <table:table-cell table:style-name="ce6" table:formula="of:=100*(([.E61]-[.G61])/[.G61])" office:value-type="float" office:value="22.5504895104895">
            <text:p>22,5504895105</text:p>
          </table:table-cell>
          <table:table-cell table:style-name="ce7" table:formula="of:=[.F61]" office:value-type="float" office:value="10.335649598">
            <text:p>10,335649598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1">
          <table:table-cell table:style-name="ce3" office:value-type="string">
            <text:p>phub_50_5_9,txt</text:p>
          </table:table-cell>
          <table:table-cell table:style-name="ce3" office:value-type="string">
            <text:p>CPH</text:p>
          </table:table-cell>
          <table:table-cell table:style-name="ce3" office:value-type="float" office:value="887.195">
            <text:p>887,195</text:p>
          </table:table-cell>
          <table:table-cell table:style-name="ce3" office:value-type="float" office:value="7.592577379">
            <text:p>7,592577379</text:p>
          </table:table-cell>
          <table:table-cell table:style-name="ce3" office:value-type="float" office:value="955.724">
            <text:p>955,724</text:p>
          </table:table-cell>
          <table:table-cell table:style-name="ce3" office:value-type="float" office:value="10.298918674">
            <text:p>10,298918674</text:p>
          </table:table-cell>
          <table:table-cell table:style-name="ce3" office:value-type="float" office:value="715">
            <text:p>715</text:p>
          </table:table-cell>
          <table:table-cell/>
          <table:table-cell table:style-name="ce7" table:formula="of:=100*([.C62]-[.G62])/[.G62]" office:value-type="float" office:value="24.0832167832168">
            <text:p>24,0832167832</text:p>
          </table:table-cell>
          <table:table-cell table:style-name="ce7" table:formula="of:=[.D62]" office:value-type="float" office:value="7.592577379">
            <text:p>7,592577379</text:p>
          </table:table-cell>
          <table:table-cell table:style-name="ce6" table:formula="of:=100*(([.E62]-[.G62])/[.G62])" office:value-type="float" office:value="33.6676923076923">
            <text:p>33,6676923077</text:p>
          </table:table-cell>
          <table:table-cell table:style-name="ce7" table:formula="of:=[.F62]" office:value-type="float" office:value="10.298918674">
            <text:p>10,298918674</text:p>
          </table:table-cell>
          <table:table-cell/>
          <table:table-cell table:style-name="ce10" table:number-columns-repeated="5"/>
          <table:table-cell table:number-columns-repeated="1006"/>
        </table:table-row>
        <table:table-row table:style-name="ro2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ce12" office:value-type="string" table:number-columns-spanned="5" table:number-rows-spanned="1">
            <text:p>CPH</text:p>
          </table:table-cell>
          <table:covered-table-cell table:number-columns-repeated="4" table:style-name="ce12"/>
          <table:table-cell table:number-columns-repeated="1006"/>
        </table:table-row>
        <table:table-row table:style-name="ro2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ce10" office:value-type="string">
            <text:p>Media</text:p>
          </table:table-cell>
          <table:table-cell table:style-name="ce13" table:formula="of:=AVERAGE([.O3:.O62])" office:value-type="float" office:value="19.1933894374511">
            <text:p>19,19</text:p>
          </table:table-cell>
          <table:table-cell table:style-name="ce14" table:formula="of:=AVERAGE([.P3:.P62])" office:value-type="float" office:value="28.6803829738667">
            <text:p>28,680</text:p>
          </table:table-cell>
          <table:table-cell table:style-name="ce13" table:formula="of:=AVERAGE([.Q3:.Q62])" office:value-type="float" office:value="104.161534533913">
            <text:p>104,16</text:p>
          </table:table-cell>
          <table:table-cell table:style-name="ce14" table:formula="of:=AVERAGE([.R3:.R62])" office:value-type="float" office:value="26.8514375145667">
            <text:p>26,85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ce10" office:value-type="string">
            <text:p>Desviación Típica</text:p>
          </table:table-cell>
          <table:table-cell table:style-name="ce13" table:formula="of:=STDEV([.O3:.O62])" office:value-type="float" office:value="3.73893501825289">
            <text:p>3,74</text:p>
          </table:table-cell>
          <table:table-cell table:style-name="ce14" table:formula="of:=STDEV([.P3:.P62])" office:value-type="float" office:value="21.5640218265106">
            <text:p>21,564</text:p>
          </table:table-cell>
          <table:table-cell table:style-name="ce13" table:formula="of:=STDEV([.Q3:.Q62])" office:value-type="float" office:value="50.5657195286476">
            <text:p>50,57</text:p>
          </table:table-cell>
          <table:table-cell table:style-name="ce14" table:formula="of:=STDEV([.R3:.R62])" office:value-type="float" office:value="16.9214026623797">
            <text:p>16,92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ce10" office:value-type="string">
            <text:p>Máximo</text:p>
          </table:table-cell>
          <table:table-cell table:style-name="ce13" table:formula="of:=MAX([.O3:.O62])" office:value-type="float" office:value="26.6573498964803">
            <text:p>26,66</text:p>
          </table:table-cell>
          <table:table-cell table:style-name="ce14" table:formula="of:=MAX([.P3:.P62])" office:value-type="float" office:value="50.09256538">
            <text:p>50,093</text:p>
          </table:table-cell>
          <table:table-cell table:style-name="ce13" table:formula="of:=MAX([.Q3:.Q62])" office:value-type="float" office:value="256.451077943615">
            <text:p>256,45</text:p>
          </table:table-cell>
          <table:table-cell table:style-name="ce14" table:formula="of:=MAX([.R3:.R62])" office:value-type="float" office:value="43.5743454303333">
            <text:p>43,574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8" table:number-columns-repeated="2"/>
          <table:table-cell table:style-name="ce9"/>
          <table:table-cell table:style-name="ce8"/>
          <table:table-cell/>
          <table:table-cell table:style-name="ce10" office:value-type="string">
            <text:p>Mínimo</text:p>
          </table:table-cell>
          <table:table-cell table:style-name="ce13" table:formula="of:=MIN([.O3:.O62])" office:value-type="float" office:value="11.9136596736597">
            <text:p>11,91</text:p>
          </table:table-cell>
          <table:table-cell table:style-name="ce14" table:formula="of:=MIN([.P3:.P62])" office:value-type="float" office:value="7.58032971033333">
            <text:p>7,580</text:p>
          </table:table-cell>
          <table:table-cell table:style-name="ce13" table:formula="of:=MIN([.Q3:.Q62])" office:value-type="float" office:value="36.4242424242424">
            <text:p>36,42</text:p>
          </table:table-cell>
          <table:table-cell table:style-name="ce14" table:formula="of:=MIN([.R3:.R62])" office:value-type="float" office:value="10.279702001">
            <text:p>10,280</text:p>
          </table:table-cell>
          <table:table-cell table:number-columns-repeated="1006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N$2:.$N$67"/>
        </table:named-expressions>
      </table:table>
      <table:named-expressions>
        <table:named-range table:name="Excel_BuiltIn__FilterDatabase_1_1" table:base-cell-address="$Hoja1.$A$1" table:cell-range-address="$Hoja1.$N$2:.$N$62"/>
      </table:named-expressions>
      <table:database-ranges>
        <table:database-range table:name="__Anonymous_Sheet_DB__0" table:target-range-address="Hoja1.N2:Hoja1.N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11:31: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1:35:00</dc:date>
    <meta:editing-cycles>16</meta:editing-cycles>
    <meta:editing-duration>PT2H27M59S</meta:editing-duration>
    <meta:generator>LibreOffice/4.0.3.3$Linux_x86 LibreOffice_project/0eaa50a932c8f2199a615e1eb30f7ac74279539</meta:generator>
    <dc:creator>David Quintana</dc:creator>
    <meta:document-statistic meta:table-count="1" meta:cell-count="802" meta:object-count="0"/>
  </office:meta>
</office:document-meta>
</file>